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7.151cm" fo:margin-left="0.159cm" fo:break-before="auto" fo:break-after="auto" table:align="left" fo:keep-with-next="auto"/>
    </style:style>
    <style:style style:name="Tabela1.A" style:family="table-column">
      <style:table-column-properties style:column-width="1.905cm"/>
    </style:style>
    <style:style style:name="Tabela1.B" style:family="table-column">
      <style:table-column-properties style:column-width="5.246cm"/>
    </style:style>
    <style:style style:name="Tabe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Text_20_body">
      <style:text-properties style:font-name="Noto Sans" fo:font-size="16pt" fo:font-weight="bold" officeooo:rsid="0020e4ad" officeooo:paragraph-rsid="0020e4ad" style:font-size-asian="16pt" style:font-weight-asian="bold" style:font-size-complex="16pt" style:font-weight-complex="bold"/>
    </style:style>
    <style:style style:name="P2" style:family="paragraph" style:parent-style-name="Text_20_body">
      <style:text-properties style:font-name="Noto Sans" fo:font-size="12pt" fo:font-weight="normal" officeooo:rsid="003be141" officeooo:paragraph-rsid="003be141" style:font-size-asian="12pt" style:font-size-complex="12pt"/>
    </style:style>
    <style:style style:name="P3" style:family="paragraph" style:parent-style-name="Text_20_body">
      <style:text-properties style:font-name="Noto Sans" fo:font-size="14pt" fo:font-weight="bold" officeooo:rsid="006178bf" officeooo:paragraph-rsid="006178bf" style:font-size-asian="14pt" style:font-size-complex="14pt"/>
    </style:style>
    <style:style style:name="P4" style:family="paragraph" style:parent-style-name="Text_20_body">
      <style:text-properties style:font-name="Noto Sans" fo:font-size="12pt" fo:font-weight="normal" officeooo:rsid="0020e4ad" officeooo:paragraph-rsid="002115e6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Noto Sans" fo:font-size="13pt" fo:font-weight="bold" officeooo:rsid="0020e4ad" officeooo:paragraph-rsid="0070c9d9" style:font-size-asian="13pt" style:font-weight-asian="bold" style:font-size-complex="13pt" style:font-weight-complex="bold"/>
    </style:style>
    <style:style style:name="P6" style:family="paragraph" style:parent-style-name="Text_20_body">
      <style:text-properties style:font-name="Noto Sans" fo:font-size="12pt" fo:font-weight="normal" officeooo:rsid="0020e4ad" officeooo:paragraph-rsid="00720904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Noto Sans" fo:font-size="14pt" fo:font-weight="bold" officeooo:rsid="006178bf" officeooo:paragraph-rsid="002115e6" style:font-size-asian="14pt" style:font-size-complex="14pt"/>
    </style:style>
    <style:style style:name="P8" style:family="paragraph" style:parent-style-name="Text_20_body">
      <style:text-properties officeooo:paragraph-rsid="002115e6"/>
    </style:style>
    <style:style style:name="P9" style:family="paragraph" style:parent-style-name="Text_20_body">
      <style:text-properties style:font-name="Noto Sans" officeooo:rsid="00203745" officeooo:paragraph-rsid="0072eb65"/>
    </style:style>
    <style:style style:name="P10" style:family="paragraph" style:parent-style-name="Text_20_body">
      <style:text-properties style:font-name="Noto Sans" officeooo:rsid="00203745"/>
    </style:style>
    <style:style style:name="P11" style:family="paragraph" style:parent-style-name="Text_20_body">
      <style:text-properties style:font-name="Noto Sans" officeooo:rsid="00203745" officeooo:paragraph-rsid="006af3e1"/>
    </style:style>
    <style:style style:name="P12" style:family="paragraph" style:parent-style-name="Text_20_body">
      <style:text-properties style:font-name="Noto Sans" fo:font-weight="normal" officeooo:paragraph-rsid="006af3e1" style:font-weight-asian="normal" style:font-weight-complex="normal"/>
    </style:style>
    <style:style style:name="P13" style:family="paragraph" style:parent-style-name="Text_20_body">
      <style:text-properties style:font-name="Noto Sans" fo:font-weight="normal" officeooo:paragraph-rsid="0020e4ad" style:font-weight-asian="normal" style:font-weight-complex="normal"/>
    </style:style>
    <style:style style:name="P14" style:family="paragraph" style:parent-style-name="Text_20_body">
      <style:text-properties officeooo:paragraph-rsid="0020e4ad"/>
    </style:style>
    <style:style style:name="P15" style:family="paragraph" style:parent-style-name="Text_20_body">
      <style:text-properties officeooo:paragraph-rsid="0024910b"/>
    </style:style>
    <style:style style:name="P16" style:family="paragraph" style:parent-style-name="Text_20_body">
      <style:text-properties style:font-name="Noto Sans" officeooo:rsid="00246a09"/>
    </style:style>
    <style:style style:name="P17" style:family="paragraph" style:parent-style-name="Text_20_body">
      <style:text-properties style:font-name="Noto Sans"/>
    </style:style>
    <style:style style:name="P18" style:family="paragraph" style:parent-style-name="Text_20_body">
      <style:text-properties officeooo:paragraph-rsid="0026f471"/>
    </style:style>
    <style:style style:name="P19" style:family="paragraph" style:parent-style-name="Text_20_body">
      <style:text-properties style:font-name="Noto Sans" officeooo:paragraph-rsid="006178bf"/>
    </style:style>
    <style:style style:name="P20" style:family="paragraph" style:parent-style-name="Text_20_body">
      <style:text-properties style:font-name="Noto Sans" officeooo:paragraph-rsid="0028bb0d"/>
    </style:style>
    <style:style style:name="P21" style:family="paragraph" style:parent-style-name="Text_20_body">
      <style:text-properties style:font-name="Noto Sans" officeooo:rsid="00750f6c"/>
    </style:style>
    <style:style style:name="P22" style:family="paragraph" style:parent-style-name="Text_20_body">
      <style:text-properties officeooo:paragraph-rsid="002b31e7"/>
    </style:style>
    <style:style style:name="P23" style:family="paragraph" style:parent-style-name="Text_20_body">
      <style:text-properties style:font-name="Noto Sans" officeooo:rsid="00750f6c" officeooo:paragraph-rsid="002b31e7"/>
    </style:style>
    <style:style style:name="P24" style:family="paragraph" style:parent-style-name="Text_20_body">
      <style:text-properties style:font-name="Noto Sans" officeooo:rsid="00246a09" officeooo:paragraph-rsid="002b31e7"/>
    </style:style>
    <style:style style:name="P25" style:family="paragraph" style:parent-style-name="Text_20_body">
      <style:text-properties style:font-name="Noto Sans" officeooo:rsid="00203745" officeooo:paragraph-rsid="007656de"/>
    </style:style>
    <style:style style:name="P26" style:family="paragraph" style:parent-style-name="Text_20_body">
      <style:text-properties style:font-name="Noto Sans" officeooo:rsid="00246a09" officeooo:paragraph-rsid="007656de"/>
    </style:style>
    <style:style style:name="P27" style:family="paragraph" style:parent-style-name="Text_20_body">
      <style:text-properties style:font-name="Noto Sans" officeooo:rsid="00246a09" officeooo:paragraph-rsid="007809b0"/>
    </style:style>
    <style:style style:name="P28" style:family="paragraph" style:parent-style-name="Text_20_body">
      <style:text-properties style:font-name="Noto Sans" fo:font-size="14pt" fo:font-weight="bold" officeooo:rsid="0098465d" officeooo:paragraph-rsid="0098465d" style:font-weight-asian="bold" style:font-weight-complex="bold"/>
    </style:style>
    <style:style style:name="P29" style:family="paragraph" style:parent-style-name="Text_20_body">
      <style:text-properties style:font-name="Noto Sans" officeooo:rsid="0093d000" officeooo:paragraph-rsid="0093d000"/>
    </style:style>
    <style:style style:name="P30" style:family="paragraph" style:parent-style-name="Text_20_body">
      <style:text-properties style:font-name="Noto Sans" officeooo:rsid="00203745" officeooo:paragraph-rsid="003d88af"/>
    </style:style>
    <style:style style:name="P31" style:family="paragraph" style:parent-style-name="Standard">
      <style:text-properties style:font-name="Noto Sans" officeooo:rsid="0036cd03" officeooo:paragraph-rsid="003d88af"/>
    </style:style>
    <style:style style:name="P32" style:family="paragraph" style:parent-style-name="Standard">
      <style:text-properties style:font-name="Noto Sans" officeooo:paragraph-rsid="003d88af"/>
    </style:style>
    <style:style style:name="P33" style:family="paragraph" style:parent-style-name="Text_20_body">
      <style:text-properties style:font-name="Noto Sans" officeooo:paragraph-rsid="0085cb84"/>
    </style:style>
    <style:style style:name="P34" style:family="paragraph" style:parent-style-name="Text_20_body">
      <style:text-properties style:font-name="Noto Sans" officeooo:paragraph-rsid="003d88af"/>
    </style:style>
    <style:style style:name="P35" style:family="paragraph" style:parent-style-name="Text_20_body">
      <style:text-properties style:font-name="Noto Sans" officeooo:paragraph-rsid="006d888a"/>
    </style:style>
    <style:style style:name="P36" style:family="paragraph" style:parent-style-name="Text_20_body">
      <style:text-properties style:font-name="Noto Sans" officeooo:rsid="002f7304" officeooo:paragraph-rsid="003d88af"/>
    </style:style>
    <style:style style:name="P37" style:family="paragraph" style:parent-style-name="Text_20_body">
      <style:text-properties style:font-name="Noto Sans" officeooo:paragraph-rsid="00498234"/>
    </style:style>
    <style:style style:name="P38" style:family="paragraph" style:parent-style-name="Text_20_body">
      <style:text-properties style:font-name="Noto Sans" officeooo:rsid="004a4536" officeooo:paragraph-rsid="00498234"/>
    </style:style>
    <style:style style:name="P39" style:family="paragraph" style:parent-style-name="Text_20_body">
      <style:text-properties style:font-name="Noto Sans" officeooo:paragraph-rsid="008dc16e"/>
    </style:style>
    <style:style style:name="P40" style:family="paragraph" style:parent-style-name="Standard">
      <style:text-properties style:font-name="Noto Sans" officeooo:paragraph-rsid="006d888a"/>
    </style:style>
    <style:style style:name="P41" style:family="paragraph" style:parent-style-name="Standard">
      <style:text-properties style:font-name="Noto Sans" officeooo:paragraph-rsid="00a20562"/>
    </style:style>
    <style:style style:name="P42" style:family="paragraph" style:parent-style-name="Standard">
      <style:text-properties style:font-name="Noto Sans" officeooo:rsid="00203745" officeooo:paragraph-rsid="006d888a"/>
    </style:style>
    <style:style style:name="P43" style:family="paragraph" style:parent-style-name="Text_20_body">
      <style:text-properties style:font-name="Noto Sans" officeooo:rsid="00203745" officeooo:paragraph-rsid="002c513a"/>
    </style:style>
    <style:style style:name="P44" style:family="paragraph" style:parent-style-name="Text_20_body">
      <style:text-properties style:font-name="Noto Sans" officeooo:paragraph-rsid="002f7304"/>
    </style:style>
    <style:style style:name="P45" style:family="paragraph" style:parent-style-name="Text_20_body">
      <style:paragraph-properties fo:margin-top="0.101cm" fo:margin-bottom="0.101cm" style:contextual-spacing="false" fo:line-height="115%"/>
      <style:text-properties style:font-name="Noto Sans" officeooo:paragraph-rsid="007a95f9"/>
    </style:style>
    <style:style style:name="P46" style:family="paragraph" style:parent-style-name="Text_20_body">
      <style:paragraph-properties fo:margin-top="0.101cm" fo:margin-bottom="0.101cm" style:contextual-spacing="false" fo:line-height="115%"/>
      <style:text-properties style:font-name="Noto Sans" officeooo:paragraph-rsid="008cbb62"/>
    </style:style>
    <style:style style:name="P47" style:family="paragraph" style:parent-style-name="Text_20_body">
      <style:paragraph-properties fo:margin-top="0.101cm" fo:margin-bottom="0.101cm" style:contextual-spacing="false" fo:line-height="115%"/>
      <style:text-properties style:font-name="Noto Sans" officeooo:paragraph-rsid="002f7304"/>
    </style:style>
    <style:style style:name="P48" style:family="paragraph" style:parent-style-name="Text_20_body">
      <style:paragraph-properties fo:margin-top="0.101cm" fo:margin-bottom="0.101cm" style:contextual-spacing="false" fo:line-height="115%"/>
      <style:text-properties style:font-name="Noto Sans" officeooo:paragraph-rsid="0083ea01"/>
    </style:style>
    <style:style style:name="P49" style:family="paragraph" style:parent-style-name="Standard">
      <style:text-properties style:font-name="Noto Sans" officeooo:rsid="00441848" officeooo:paragraph-rsid="003f9304"/>
    </style:style>
    <style:style style:name="P50" style:family="paragraph" style:parent-style-name="Standard">
      <style:paragraph-properties fo:margin-top="0.101cm" fo:margin-bottom="0.101cm" style:contextual-spacing="false"/>
      <style:text-properties style:font-name="Noto Sans" officeooo:rsid="00441848" officeooo:paragraph-rsid="003f9304"/>
    </style:style>
    <style:style style:name="P51" style:family="paragraph" style:parent-style-name="Standard">
      <style:paragraph-properties fo:margin-top="0.101cm" fo:margin-bottom="0.101cm" style:contextual-spacing="false"/>
      <style:text-properties style:font-name="Noto Sans" officeooo:rsid="00441848" officeooo:paragraph-rsid="007c50b7"/>
    </style:style>
    <style:style style:name="P52" style:family="paragraph" style:parent-style-name="Standard">
      <style:text-properties style:font-name="Noto Sans" officeooo:rsid="006724d9" officeooo:paragraph-rsid="006724d9"/>
    </style:style>
    <style:style style:name="P53" style:family="paragraph" style:parent-style-name="Standard">
      <style:text-properties style:font-name="Noto Sans" officeooo:rsid="005a0bfa" officeooo:paragraph-rsid="005a0bfa"/>
    </style:style>
    <style:style style:name="P54" style:family="paragraph" style:parent-style-name="Standard">
      <style:text-properties style:use-window-font-color="true" loext:opacity="0%" style:font-name="Noto Sans" officeooo:rsid="005a0bfa" officeooo:paragraph-rsid="005a0bfa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style:use-window-font-color="true" loext:opacity="0%" style:font-name="Google Sans Text" fo:font-weight="bold" loext:padding="0cm" loext:border="none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style:use-window-font-color="true" loext:opacity="0%" style:font-name="Google Sans Tex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style:use-window-font-color="true" loext:opacity="0%" style:font-name="Google Sans Text" fo:font-weight="bold" fo:background-color="transparent" loext:padding="0cm" loext:border="none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style:use-window-font-color="true" loext:opacity="0%" style:font-name="Google Sans Text" fo:background-color="transparen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keep-with-next="auto"/>
      <style:text-properties style:use-window-font-color="true" loext:opacity="0%" style:font-name="Google Sans Text" fo:background-color="transparent"/>
    </style:style>
    <style:style style:name="P61" style:family="paragraph" style:parent-style-name="Standard">
      <style:text-properties style:font-name="Noto Sans" officeooo:rsid="00403a2d" officeooo:paragraph-rsid="00403a2d"/>
    </style:style>
    <style:style style:name="P62" style:family="paragraph" style:parent-style-name="Standard">
      <style:text-properties style:font-name="Noto Sans" fo:font-size="13pt" fo:font-weight="bold" officeooo:rsid="00403a2d" officeooo:paragraph-rsid="00403a2d" style:font-size-asian="13pt" style:font-weight-asian="bold" style:font-size-complex="13pt" style:font-weight-complex="bold"/>
    </style:style>
    <style:style style:name="P63" style:family="paragraph" style:parent-style-name="Standard">
      <style:text-properties style:font-name="Noto Sans" officeooo:rsid="00403a2d" officeooo:paragraph-rsid="00528a18"/>
    </style:style>
    <style:style style:name="P64" style:family="paragraph" style:parent-style-name="Standard">
      <style:text-properties style:font-name="Noto Sans" fo:font-size="13pt" fo:font-weight="bold" officeooo:rsid="004d7f87" officeooo:paragraph-rsid="004d7f87" style:font-size-asian="13pt" style:font-weight-asian="bold" style:font-size-complex="13pt" style:font-weight-complex="bold"/>
    </style:style>
    <style:style style:name="P65" style:family="paragraph" style:parent-style-name="Standard">
      <style:text-properties style:font-name="Noto Sans" fo:font-size="13pt" fo:font-weight="bold" officeooo:rsid="00403a2d" officeooo:paragraph-rsid="004d7f87" style:font-size-asian="13pt" style:font-weight-asian="bold" style:font-size-complex="13pt" style:font-weight-complex="bold"/>
    </style:style>
    <style:style style:name="P66" style:family="paragraph" style:parent-style-name="Standard">
      <style:text-properties style:font-name="Noto Sans" officeooo:rsid="0035cf0b" officeooo:paragraph-rsid="0035cf0b"/>
    </style:style>
    <style:style style:name="P67" style:family="paragraph" style:parent-style-name="Standard">
      <style:text-properties style:font-name="Noto Sans" officeooo:paragraph-rsid="0035cf0b"/>
    </style:style>
    <style:style style:name="P68" style:family="paragraph" style:parent-style-name="Standard">
      <style:text-properties style:font-name="Noto Sans" fo:font-size="13pt" fo:font-weight="bold" officeooo:rsid="00403a2d" officeooo:paragraph-rsid="004e212e" style:font-size-asian="13pt" style:font-weight-asian="bold" style:font-size-complex="13pt" style:font-weight-complex="bold"/>
    </style:style>
    <style:style style:name="P69" style:family="paragraph" style:parent-style-name="Standard">
      <style:text-properties style:font-name="Noto Sans" fo:font-size="14pt" fo:font-weight="bold" style:font-size-asian="14pt" style:font-weight-asian="bold" style:font-size-complex="14pt" style:font-weight-complex="bold"/>
    </style:style>
    <style:style style:name="P70" style:family="paragraph" style:parent-style-name="Standard">
      <style:text-properties style:font-name="Noto Sans"/>
    </style:style>
    <style:style style:name="P71" style:family="paragraph" style:parent-style-name="Standard">
      <style:text-properties style:font-name="Noto Sans" officeooo:rsid="00563da2" officeooo:paragraph-rsid="00563da2"/>
    </style:style>
    <style:style style:name="T1" style:family="text">
      <style:text-properties style:font-weight-asian="normal" style:font-weight-complex="normal"/>
    </style:style>
    <style:style style:name="T2" style:family="text">
      <style:text-properties officeooo:rsid="003c0c64" style:font-weight-asian="normal" style:font-weight-complex="normal"/>
    </style:style>
    <style:style style:name="T3" style:family="text">
      <style:text-properties officeooo:rsid="00720904"/>
    </style:style>
    <style:style style:name="T4" style:family="text">
      <style:text-properties style:font-name="Noto Sans" officeooo:rsid="0020e4ad"/>
    </style:style>
    <style:style style:name="T5" style:family="text">
      <style:text-properties style:font-name="Noto Sans" officeooo:rsid="006af3e1"/>
    </style:style>
    <style:style style:name="T6" style:family="text">
      <style:text-properties style:font-name="Noto Sans" officeooo:rsid="006178bf"/>
    </style:style>
    <style:style style:name="T7" style:family="text">
      <style:text-properties style:font-name="Noto Sans" officeooo:rsid="003a4ef8"/>
    </style:style>
    <style:style style:name="T8" style:family="text">
      <style:text-properties style:font-name="Noto Sans" officeooo:rsid="0073e04d"/>
    </style:style>
    <style:style style:name="T9" style:family="text">
      <style:text-properties style:font-name="Noto Sans" fo:font-size="14pt" fo:font-weight="bold" style:font-size-asian="14pt" style:font-size-complex="14pt"/>
    </style:style>
    <style:style style:name="T10" style:family="text">
      <style:text-properties style:font-name="Noto Sans" fo:font-size="14pt" fo:font-weight="bold" officeooo:rsid="006af3e1" style:font-size-asian="14pt" style:font-size-complex="14pt"/>
    </style:style>
    <style:style style:name="T11" style:family="text">
      <style:text-properties style:font-name="Noto Sans"/>
    </style:style>
    <style:style style:name="T12" style:family="text">
      <style:text-properties style:font-name="Noto Sans" officeooo:rsid="00203745"/>
    </style:style>
    <style:style style:name="T13" style:family="text">
      <style:text-properties style:font-name="Noto Sans" fo:font-size="14pt" fo:font-weight="bold" officeooo:rsid="006178bf" style:font-size-asian="14pt" style:font-size-complex="14pt"/>
    </style:style>
    <style:style style:name="T14" style:family="text">
      <style:text-properties officeooo:rsid="006af3e1"/>
    </style:style>
    <style:style style:name="T15" style:family="text">
      <style:text-properties officeooo:rsid="005f97b3"/>
    </style:style>
    <style:style style:name="T16" style:family="text">
      <style:text-properties officeooo:rsid="0024910b"/>
    </style:style>
    <style:style style:name="T17" style:family="text">
      <style:text-properties style:font-name="Noto Sans" fo:font-weight="normal" style:font-weight-asian="normal" style:font-weight-complex="normal"/>
    </style:style>
    <style:style style:name="T18" style:family="text">
      <style:text-properties style:font-name="Noto Sans" fo:font-weight="normal" officeooo:rsid="0024910b" style:font-weight-asian="normal" style:font-weight-complex="normal"/>
    </style:style>
    <style:style style:name="T19" style:family="text">
      <style:text-properties officeooo:rsid="0073e04d"/>
    </style:style>
    <style:style style:name="T20" style:family="text">
      <style:text-properties officeooo:rsid="00750f6c"/>
    </style:style>
    <style:style style:name="T21" style:family="text">
      <style:text-properties fo:font-weight="normal" officeooo:rsid="00709a9d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4910b" style:font-weight-asian="normal" style:font-weight-complex="normal"/>
    </style:style>
    <style:style style:name="T24" style:family="text">
      <style:text-properties fo:font-weight="normal" officeooo:rsid="0028bb0d" style:font-weight-asian="normal" style:font-weight-complex="normal"/>
    </style:style>
    <style:style style:name="T25" style:family="text">
      <style:text-properties officeooo:rsid="0028f894"/>
    </style:style>
    <style:style style:name="T26" style:family="text">
      <style:text-properties officeooo:rsid="002683fe"/>
    </style:style>
    <style:style style:name="T27" style:family="text">
      <style:text-properties style:font-name="Noto Sans" fo:font-size="14pt" fo:font-weight="bold" officeooo:rsid="002b31e7" style:font-size-asian="14pt" style:font-size-complex="14pt"/>
    </style:style>
    <style:style style:name="T28" style:family="text">
      <style:text-properties style:font-name="Noto Sans" fo:font-size="14pt" fo:font-weight="bold" officeooo:rsid="007656de" style:font-size-asian="14pt" style:font-size-complex="14pt"/>
    </style:style>
    <style:style style:name="T29" style:family="text">
      <style:text-properties officeooo:rsid="007656de"/>
    </style:style>
    <style:style style:name="T30" style:family="text">
      <style:text-properties officeooo:rsid="0093d000"/>
    </style:style>
    <style:style style:name="T31" style:family="text">
      <style:text-properties officeooo:rsid="009e64ad"/>
    </style:style>
    <style:style style:name="T32" style:family="text">
      <style:text-properties style:font-name="Noto Sans" fo:font-size="13pt" fo:font-weight="bold" officeooo:rsid="007656de" style:font-size-asian="13pt" style:font-weight-asian="bold" style:font-size-complex="13pt" style:font-weight-complex="bold"/>
    </style:style>
    <style:style style:name="T33" style:family="text">
      <style:text-properties style:font-name="Noto Sans" fo:font-size="12pt" fo:font-weight="normal" officeooo:rsid="007656de" style:font-size-asian="12pt" style:font-weight-asian="normal" style:font-size-complex="12pt" style:font-weight-complex="normal"/>
    </style:style>
    <style:style style:name="T34" style:family="text">
      <style:text-properties style:font-name="Noto Sans" fo:font-size="14pt" fo:font-weight="bold" officeooo:rsid="002f7304" style:font-size-asian="14pt" style:font-weight-asian="bold" style:font-size-complex="14pt" style:font-weight-complex="bold"/>
    </style:style>
    <style:style style:name="T35" style:family="text">
      <style:text-properties style:font-name="Noto Sans" fo:font-size="12pt" fo:font-weight="normal" officeooo:rsid="002f7304" style:font-size-asian="12pt" style:font-weight-asian="normal" style:font-size-complex="12pt" style:font-weight-complex="normal"/>
    </style:style>
    <style:style style:name="T36" style:family="text">
      <style:text-properties style:font-name="Noto Sans" fo:font-size="14pt" fo:font-weight="bold" officeooo:rsid="002f7304" style:font-size-asian="14pt" style:font-size-complex="14pt"/>
    </style:style>
    <style:style style:name="T37" style:family="text">
      <style:text-properties officeooo:rsid="006d888a"/>
    </style:style>
    <style:style style:name="T38" style:family="text">
      <style:text-properties style:font-name="Noto Sans" fo:font-size="14pt" fo:font-weight="bold" officeooo:rsid="006d888a" style:font-size-asian="14pt" style:font-size-complex="14pt"/>
    </style:style>
    <style:style style:name="T39" style:family="text">
      <style:text-properties style:font-name="Noto Sans" fo:font-size="14pt" fo:font-weight="bold" officeooo:rsid="00498234" style:font-size-asian="14pt" style:font-size-complex="14pt"/>
    </style:style>
    <style:style style:name="T40" style:family="text">
      <style:text-properties style:font-name="Noto Sans" fo:font-size="14pt" fo:font-weight="bold" officeooo:rsid="007a95f9" style:font-size-asian="14pt" style:font-size-complex="14pt"/>
    </style:style>
    <style:style style:name="T41" style:family="text">
      <style:text-properties style:font-name="Noto Sans" fo:font-size="14pt" fo:font-weight="bold" officeooo:rsid="008dc16e" style:font-size-asian="14pt" style:font-size-complex="14pt"/>
    </style:style>
    <style:style style:name="T42" style:family="text">
      <style:text-properties style:font-name="Noto Sans" fo:font-size="12pt" fo:font-weight="normal" officeooo:rsid="008dc16e" style:font-size-asian="12pt" style:font-weight-asian="normal" style:font-size-complex="12pt" style:font-weight-complex="normal"/>
    </style:style>
    <style:style style:name="T43" style:family="text">
      <style:text-properties style:font-name="Noto Sans" fo:font-size="12pt" fo:font-weight="normal" officeooo:rsid="006d888a" style:font-size-asian="14pt" style:font-weight-asian="normal" style:font-size-complex="14pt" style:font-weight-complex="normal"/>
    </style:style>
    <style:style style:name="T44" style:family="text">
      <style:text-properties style:font-name="Noto Sans" fo:font-size="12pt" fo:font-weight="normal" officeooo:rsid="00a20562" style:font-size-asian="14pt" style:font-weight-asian="normal" style:font-size-complex="14pt" style:font-weight-complex="normal"/>
    </style:style>
    <style:style style:name="T45" style:family="text">
      <style:text-properties style:font-name="Noto Sans" fo:font-size="12pt" fo:font-weight="normal" officeooo:rsid="00379457" style:font-size-asian="12pt" style:font-weight-asian="normal" style:font-size-complex="12pt" style:font-weight-complex="normal"/>
    </style:style>
    <style:style style:name="T46" style:family="text">
      <style:text-properties style:font-name="Noto Sans" fo:font-size="14pt" fo:font-weight="bold" officeooo:rsid="0078c252" style:font-size-asian="14pt" style:font-size-complex="14pt"/>
    </style:style>
    <style:style style:name="T47" style:family="text">
      <style:text-properties style:font-name="Noto Sans" fo:font-size="14pt" fo:font-weight="bold" officeooo:rsid="002d8cbd" style:font-size-asian="14pt" style:font-size-complex="14pt"/>
    </style:style>
    <style:style style:name="T48" style:family="text">
      <style:text-properties style:font-name="Noto Sans" fo:font-size="12pt" fo:font-weight="normal" officeooo:rsid="0078c252" style:font-size-asian="12pt" style:font-weight-asian="normal" style:font-size-complex="12pt" style:font-weight-complex="normal"/>
    </style:style>
    <style:style style:name="T49" style:family="text">
      <style:text-properties style:font-name="Noto Sans" fo:font-size="12pt" fo:font-weight="normal" officeooo:rsid="008cbb62" style:font-size-asian="12pt" style:font-weight-asian="normal" style:font-size-complex="12pt" style:font-weight-complex="normal"/>
    </style:style>
    <style:style style:name="T50" style:family="text">
      <style:text-properties style:font-name="Noto Sans" fo:font-size="12pt" fo:font-weight="normal" officeooo:rsid="00981983" style:font-size-asian="12pt" style:font-weight-asian="normal" style:font-size-complex="12pt" style:font-weight-complex="normal"/>
    </style:style>
    <style:style style:name="T51" style:family="text">
      <style:text-properties style:font-name="Noto Sans" fo:font-size="12pt" fo:font-weight="normal" officeooo:rsid="0083ea01" style:font-size-asian="12pt" style:font-weight-asian="normal" style:font-size-complex="12pt" style:font-weight-complex="normal"/>
    </style:style>
    <style:style style:name="T52" style:family="text">
      <style:text-properties style:font-name="Noto Sans" fo:font-size="14pt" fo:font-weight="bold" officeooo:rsid="002f7304" style:font-size-asian="14pt" style:font-weight-asian="normal" style:font-size-complex="14pt" style:font-weight-complex="normal"/>
    </style:style>
    <style:style style:name="T53" style:family="text">
      <style:text-properties officeooo:rsid="0078c252"/>
    </style:style>
    <style:style style:name="T54" style:family="text">
      <style:text-properties officeooo:rsid="008761d3"/>
    </style:style>
    <style:style style:name="T55" style:family="text">
      <style:text-properties officeooo:rsid="0067a2f3"/>
    </style:style>
    <style:style style:name="T56" style:family="text">
      <style:text-properties style:use-window-font-color="true" loext:opacity="0%" style:font-name="Google Sans Text" loext:padding="0cm" loext:border="none"/>
    </style:style>
    <style:style style:name="T57" style:family="text">
      <style:text-properties officeooo:rsid="00528a18"/>
    </style:style>
    <style:style style:name="T58" style:family="text">
      <style:text-properties officeooo:rsid="0080d4e3"/>
    </style:style>
    <style:style style:name="T59" style:family="text">
      <style:text-properties officeooo:rsid="00367982"/>
    </style:style>
    <style:style style:name="T60" style:family="text">
      <style:text-properties officeooo:rsid="004d7f87"/>
    </style:style>
    <style:style style:name="T61" style:family="text">
      <style:text-properties style:font-name="Noto Sans" fo:font-size="14pt" fo:font-weight="bold" officeooo:rsid="0035cf0b" style:font-size-asian="14pt" style:font-size-complex="14pt"/>
    </style:style>
    <style:style style:name="T62" style:family="text">
      <style:text-properties style:font-name="Noto Sans" fo:font-size="12pt" fo:font-weight="normal" officeooo:rsid="0035cf0b" style:font-size-asian="12pt" style:font-weight-asian="normal" style:font-size-complex="12pt" style:font-weight-complex="normal"/>
    </style:style>
    <style:style style:name="T63" style:family="text">
      <style:text-properties style:font-name="Noto Sans" officeooo:rsid="004e212e"/>
    </style:style>
    <style:style style:name="T64" style:family="text">
      <style:text-properties style:font-name="Noto Sans" fo:font-size="13pt" fo:font-weight="bold" officeooo:rsid="00403a2d" style:font-size-asian="13pt" style:font-weight-asian="bold" style:font-size-complex="13pt" style:font-weight-complex="bold"/>
    </style:style>
    <style:style style:name="T65" style:family="text">
      <style:text-properties officeooo:rsid="0056e902"/>
    </style:style>
    <style:style style:name="T66" style:family="text">
      <style:text-properties officeooo:rsid="00563d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s</text:p>
      <text:p text:style-name="P2"><text:span text:style-name="T1">Tabelas que tem o </text:span><text:span text:style-name="T2">id da loja: usuarios, prod_base, produtos,</text:span></text:p>
      <text:p text:style-name="P3">stores</text:p>
      <text:p text:style-name="P4">CREATE TABLE lojas (</text:p>
      <text:p text:style-name="P4"><text:s text:c="4"/>id SERIAL PRIMARY KEY,</text:p>
      <text:p text:style-name="P4"><text:s text:c="4"/>trade_name VARCHAR(255) NOT NULL,</text:p>
      <text:p text:style-name="P4"><text:s text:c="4"/>status BOOLEAN DEFAULT TRUE,</text:p>
      <text:p text:style-name="P4"><text:s text:c="4"/>address VARCHAR(255),</text:p>
      <text:p text:style-name="P4"><text:s text:c="4"/>cnpj CHAR(14) UNIQUE,</text:p>
      <text:p text:style-name="P4"><text:s text:c="4"/>shopkeeper_id INTEGER NOT NULL REFERENCES shopkeepers(id)</text:p>
      <text:p text:style-name="P4">);</text:p>
      <text:p text:style-name="P5">shopkeepers</text:p>
      <text:p text:style-name="P4">CREATE TABLE shopkeepers (</text:p>
      <text:p text:style-name="P4"><text:s text:c="4"/>id SERIAL PRIMARY KEY,</text:p>
      <text:p text:style-name="P4"><text:s text:c="4"/>personal_name VARCHAR(100) NOT NULL,</text:p>
      <text:p text:style-name="P4"><text:s text:c="4"/>store_name VARCHAR(100) NOT NULL,</text:p>
      <text:p text:style-name="P4"><text:s text:c="4"/>email VARCHAR(100) NOT NULL UNIQUE,</text:p>
      <text:p text:style-name="P4"><text:s text:c="4"/>cpf CHAR(11) NOT NULL UNIQUE,</text:p>
      <text:p text:style-name="P4"><text:s text:c="4"/>company_name VARCHAR(100),</text:p>
      <text:p text:style-name="P6"><text:s text:c="4"/>phone VARCHAR(20) NOT NULL UNIQUE,</text:p>
      <text:p text:style-name="P4"><text:s text:c="4"/>whatsapp VARCHAR(20),</text:p>
      <text:p text:style-name="P4"><text:s text:c="4"/>plan VARCHAR(50) <text:s/><text:span text:style-name="T3">DEFAULT “basic”</text:span>,</text:p>
      <text:p text:style-name="P6"><text:s text:c="4"/>start_date DATE <text:s/>NOT NULL</text:p>
      <text:p text:style-name="P4">);</text:p>
      <text:p text:style-name="P7">users</text:p>
      <text:p text:style-name="P8"><text:span text:style-name="Source_20_Text"><text:span text:style-name="T4">CREATE TABLE </text:span></text:span><text:span text:style-name="Source_20_Text"><text:span text:style-name="T5">users</text:span></text:span><text:span text:style-name="Source_20_Text"><text:span text:style-name="T4"> (</text:span></text:span></text:p>
      <text:p text:style-name="P8"><text:span text:style-name="Source_20_Text"><text:span text:style-name="T4"><text:s text:c="4"/></text:span></text:span><text:span text:style-name="Source_20_Text"><text:span text:style-name="T6">shop</text:span></text:span><text:span text:style-name="Source_20_Text"><text:span text:style-name="T7">_id INTEGER NOT NULL REFERENCES lojas(id), </text:span></text:span></text:p>
      <text:p text:style-name="P8"><text:span text:style-name="Source_20_Text"><text:span text:style-name="T4"><text:s text:c="4"/>id </text:span></text:span><text:span text:style-name="Source_20_Text"><text:span text:style-name="T8">SERIAL</text:span></text:span><text:span text:style-name="Source_20_Text"><text:span text:style-name="T4"> PRIMARY KEY,</text:span></text:span></text:p>
      <text:p text:style-name="P8"><text:soft-page-break/><text:span text:style-name="Source_20_Text"><text:span text:style-name="T4"><text:s text:c="4"/></text:span></text:span><text:span text:style-name="Source_20_Text"><text:span text:style-name="T6">name</text:span></text:span><text:span text:style-name="Source_20_Text"><text:span text:style-name="T4"> VARCHAR(70),</text:span></text:span></text:p>
      <text:p text:style-name="P8"><text:span text:style-name="Source_20_Text"><text:span text:style-name="T4"><text:s text:c="4"/>email VARCHAR(70),</text:span></text:span></text:p>
      <text:p text:style-name="P8"><text:span text:style-name="Source_20_Text"><text:span text:style-name="T4"><text:s text:c="4"/>id_</text:span></text:span><text:span text:style-name="Source_20_Text"><text:span text:style-name="T6">gender</text:span></text:span><text:span text:style-name="Source_20_Text"><text:span text:style-name="T4"> CHAR(3),</text:span></text:span></text:p>
      <text:p text:style-name="P8"><text:span text:style-name="Source_20_Text"><text:span text:style-name="T4"><text:s text:c="4"/>FOREIGN KEY (id_</text:span></text:span><text:span text:style-name="Source_20_Text"><text:span text:style-name="T6">gender</text:span></text:span><text:span text:style-name="Source_20_Text"><text:span text:style-name="T4">) REFERENCES genero_usuario(id)</text:span></text:span></text:p>
      <text:p text:style-name="P8"><text:span text:style-name="Source_20_Text"><text:span text:style-name="T4">);</text:span></text:span></text:p>
      <text:p text:style-name="P9"><text:span text:style-name="Source_20_Text"><text:span text:style-name="T9">favorit</text:span></text:span><text:span text:style-name="Source_20_Text"><text:span text:style-name="T10">e</text:span></text:span><text:span text:style-name="Source_20_Text"><text:span text:style-name="T9">s</text:span></text:span></text:p>
      <text:p text:style-name="P10"><text:span text:style-name="Source_20_Text"><text:span text:style-name="T11">CREATE TABLE favorit</text:span></text:span><text:span text:style-name="Source_20_Text"><text:span text:style-name="T5">e</text:span></text:span><text:span text:style-name="Source_20_Text"><text:span text:style-name="T11">s ( </text:span></text:span></text:p>
      <text:p text:style-name="Text_20_body"><text:span text:style-name="Source_20_Text"><text:span text:style-name="T12"><text:s text:c="4"/></text:span></text:span><text:span text:style-name="Source_20_Text"><text:span text:style-name="T11">loja_id INTEGER NOT NULL REFERENCES lojas(id), </text:span></text:span></text:p>
      <text:p text:style-name="P11"><text:span text:style-name="Source_20_Text"><text:span text:style-name="T11"><text:s text:c="4"/>data_adicao TIMESTAMP DEFAULT NOW(),</text:span></text:span></text:p>
      <text:p text:style-name="P10"><text:span text:style-name="Source_20_Text"><text:span text:style-name="T11"><text:s text:c="4"/>id_</text:span></text:span><text:span text:style-name="Source_20_Text"><text:span text:style-name="T5">user</text:span></text:span><text:span text:style-name="Source_20_Text"><text:span text:style-name="T11"> INT,</text:span></text:span></text:p>
      <text:p text:style-name="P10"><text:span text:style-name="Source_20_Text"><text:span text:style-name="T11"><text:s text:c="4"/>id_</text:span></text:span><text:span text:style-name="Source_20_Text"><text:span text:style-name="T5">product</text:span></text:span><text:span text:style-name="Source_20_Text"><text:span text:style-name="T11"> INT,</text:span></text:span></text:p>
      <text:p text:style-name="P10"><text:span text:style-name="Source_20_Text"><text:span text:style-name="T11"><text:s text:c="4"/>PRIMARY KEY (id_</text:span></text:span><text:span text:style-name="Source_20_Text"><text:span text:style-name="T5">user</text:span></text:span><text:span text:style-name="Source_20_Text"><text:span text:style-name="T11">, id_produto),</text:span></text:span></text:p>
      <text:p text:style-name="P10"><text:span text:style-name="Source_20_Text"><text:span text:style-name="T11"><text:s text:c="4"/>FOREIGN KEY (id_</text:span></text:span><text:span text:style-name="Source_20_Text"><text:span text:style-name="T5">user</text:span></text:span><text:span text:style-name="Source_20_Text"><text:span text:style-name="T11">) REFERENCES </text:span></text:span><text:span text:style-name="Source_20_Text"><text:span text:style-name="T5">users</text:span></text:span><text:span text:style-name="Source_20_Text"><text:span text:style-name="T11">(id),</text:span></text:span></text:p>
      <text:p text:style-name="P10"><text:span text:style-name="Source_20_Text"><text:span text:style-name="T11"><text:s text:c="4"/>FOREIGN KEY (id_</text:span></text:span><text:span text:style-name="Source_20_Text"><text:span text:style-name="T5">product</text:span></text:span><text:span text:style-name="Source_20_Text"><text:span text:style-name="T11">) REFERENCES </text:span></text:span><text:span text:style-name="Source_20_Text"><text:span text:style-name="T5">products</text:span></text:span><text:span text:style-name="Source_20_Text"><text:span text:style-name="T11">(id)</text:span></text:span></text:p>
      <text:p text:style-name="P10"><text:span text:style-name="Source_20_Text"><text:span text:style-name="T11">);</text:span></text:span></text:p>
      <text:p text:style-name="Text_20_body"><text:span text:style-name="Source_20_Text"><text:span text:style-name="T9">ge</text:span></text:span><text:span text:style-name="Source_20_Text"><text:span text:style-name="T13">nders</text:span></text:span></text:p>
      <text:p text:style-name="P12">CREATE TABLE <text:s/><text:span text:style-name="T14">genders</text:span> (</text:p>
      <text:p text:style-name="P13"><text:s text:c="4"/>id CHAR(<text:span text:style-name="T15">1</text:span>) PRIMARY KEY,</text:p>
      <text:p text:style-name="P13"><text:s text:c="4"/><text:span text:style-name="T14">name</text:span> VARCHAR(<text:span text:style-name="T15">9</text:span>)</text:p>
      <text:p text:style-name="P13">);</text:p>
      <text:p text:style-name="P13">INSERT INTO <text:span text:style-name="T14">genders</text:span> (id, nome) VALUES</text:p>
      <text:p text:style-name="P13">('U', '<text:span text:style-name="T16">U</text:span>nisex'),</text:p>
      <text:p text:style-name="P13">('M', '<text:span text:style-name="T16">M</text:span>asculino'),</text:p>
      <text:p text:style-name="P14"><text:span text:style-name="T17">('F', '</text:span><text:span text:style-name="T18">F</text:span><text:span text:style-name="T17">eminino'),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oft-page-break/><text:span text:style-name="Source_20_Text"><text:span text:style-name="T9">cat</text:span></text:span><text:span text:style-name="Source_20_Text"><text:span text:style-name="T13">s</text:span></text:span></text:p>
      <text:p text:style-name="P16">CREATE TABLE cats (</text:p>
      <text:p text:style-name="P16"><text:s text:c="4"/>cat_id <text:span text:style-name="T19">SERIAL</text:span> PRIMARY KEY,</text:p>
      <text:p text:style-name="P16"><text:s text:c="4"/>name VARCHAR(<text:span text:style-name="T19">35</text:span>) NOT NULL,</text:p>
      <text:p text:style-name="P16"><text:s text:c="4"/>especial BOOLEAN DEFAULT FALSE</text:p>
      <text:p text:style-name="P16">);</text:p>
      <text:p text:style-name="P17"/>
      <text:p text:style-name="P18"><text:span text:style-name="Source_20_Text"><text:span text:style-name="T13">gender_cats</text:span></text:span></text:p>
      <text:p text:style-name="P19">CREATE TABLE gender_cats (</text:p>
      <text:p text:style-name="P19"><text:s text:c="4"/><text:span text:style-name="T19">gender</text:span>_id INTEGER NOT NULL REFERENCES genero_roupa(genero_id),</text:p>
      <text:p text:style-name="P19"><text:s text:c="4"/>cat_id INTEGER NOT NULL REFERENCES cats(cat_id),</text:p>
      <text:p text:style-name="P19"><text:s text:c="4"/>PRIMARY KEY (cat_id, gen<text:span text:style-name="T20">der</text:span>_id)</text:p>
      <text:p text:style-name="P19">);</text:p>
      <text:p text:style-name="P20"><text:span text:style-name="T21">ex.: </text:span><text:span text:style-name="T22">INSERT INTO </text:span><text:span text:style-name="T23">categorias</text:span><text:span text:style-name="T24">_genero </text:span><text:span text:style-name="T22">(</text:span><text:span text:style-name="Source_20_Text"><text:span text:style-name="T17">category_id, <text:s/>genero_id</text:span></text:span><text:span text:style-name="T22">) VALUES </text:span>(<text:span text:style-name="T25">1, </text:span>''<text:span text:style-name="T25">F</text:span>), (<text:span text:style-name="T25">2, </text:span>'<text:span text:style-name="T25">M</text:span>'<text:span text:style-name="T26">)…</text:span></text:p>
      <text:p text:style-name="P20"/>
      <text:p text:style-name="Text_20_body"><text:span text:style-name="Source_20_Text"><text:span text:style-name="T9">subcat</text:span></text:span><text:span text:style-name="Source_20_Text"><text:span text:style-name="T13">s</text:span></text:span></text:p>
      <text:p text:style-name="P21">CREATE TABLE subcats (</text:p>
      <text:p text:style-name="P21"><text:s text:c="4"/>subcat_id SERIAL PRIMARY KEY,</text:p>
      <text:p text:style-name="P21"><text:s text:c="4"/>cat_id INTEGER NOT NULL REFERENCES cats(cat_id),</text:p>
      <text:p text:style-name="P21"><text:s text:c="4"/>name VARCHAR(30) NOT NULL</text:p>
      <text:p text:style-name="P21">);</text:p>
      <text:p text:style-name="Text_20_body"><text:span text:style-name="Source_20_Text"><text:span text:style-name="T27"/></text:span></text:p>
      <text:p text:style-name="P22"><text:span text:style-name="Source_20_Text"><text:span text:style-name="T27">cat_</text:span></text:span><text:span text:style-name="Source_20_Text"><text:span text:style-name="T9">subca</text:span></text:span><text:span text:style-name="Source_20_Text"><text:span text:style-name="T27">t</text:span></text:span></text:p>
      <text:p text:style-name="P23">CREATE TABLE cat_subcat (</text:p>
      <text:p text:style-name="P24"><text:s text:c="4"/>cat_id INTEGER NOT NULL REFERENCES cats(cat_id),</text:p>
      <text:p text:style-name="P24"><text:s text:c="4"/>subcat_id INTEGER NOT NULL REFERENCES subcats(subcat_id),</text:p>
      <text:p text:style-name="P24"><text:s text:c="4"/>PRIMARY KEY (cat_id, subcat_id)</text:p>
      <text:p text:style-name="P24">);</text:p>
      <text:p text:style-name="P25"><text:soft-page-break/><text:span text:style-name="Source_20_Text"><text:span text:style-name="T28">patterns</text:span></text:span></text:p>
      <text:p text:style-name="P26">CREATE TABLE <text:span text:style-name="T29">patterns</text:span> (</text:p>
      <text:p text:style-name="P26"><text:s text:c="4"/>id SERIAL PRIMARY KEY,</text:p>
      <text:p text:style-name="P26"><text:s text:c="4"/>name VARCHAR(<text:span text:style-name="T29">3</text:span>0) NOT NULL UNIQUE</text:p>
      <text:p text:style-name="P26"><text:s text:c="4"/>meaning <text:span text:style-name="T30">TEXT,</text:span></text:p>
      <text:p text:style-name="P26">);</text:p>
      <text:p text:style-name="P27"/>
      <text:p text:style-name="P27">INSERT INTO patterns (name) VALUES</text:p>
      <text:p text:style-name="P27">('Lis<text:span text:style-name="T31">a</text:span>'),</text:p>
      <text:p text:style-name="P27">('Canelado'),</text:p>
      <text:p text:style-name="P27">('Jacquard'),</text:p>
      <text:p text:style-name="P27">('Matelassê'),</text:p>
      <text:p text:style-name="P27">('Pied-de-poule'),</text:p>
      <text:p text:style-name="P27">('Tartan'),</text:p>
      <text:p text:style-name="P27">('Vichy'),</text:p>
      <text:p text:style-name="P27">('Chevron'),</text:p>
      <text:p text:style-name="P27">('Risca de giz'),</text:p>
      <text:p text:style-name="P27">('Fio tinto'),</text:p>
      <text:p text:style-name="P27">('Seersucker'),</text:p>
      <text:p text:style-name="P27">('Xadrez'),</text:p>
      <text:p text:style-name="P27">('Príncipe de Gales'),</text:p>
      <text:p text:style-name="P27">('Espinha de peixe'),</text:p>
      <text:p text:style-name="P27">('Houndstooth'),</text:p>
      <text:p text:style-name="P27">('Twill'),</text:p>
      <text:p text:style-name="P27">('Sarjado'),</text:p>
      <text:p text:style-name="P27">('Oxford'),</text:p>
      <text:p text:style-name="P27">('Panamá'),</text:p>
      <text:p text:style-name="P27">('Piquet'),</text:p>
      <text:p text:style-name="P27"><text:soft-page-break/>('Crepe'),</text:p>
      <text:p text:style-name="P27">('Mesclado'),</text:p>
      <text:p text:style-name="P27">('Bouclé');</text:p>
      <text:p text:style-name="P27"/>
      <text:p text:style-name="P28">prints</text:p>
      <text:p text:style-name="P27">CREATE TABLE prints (</text:p>
      <text:p text:style-name="P27"><text:s text:c="4"/>id SERIAL PRIMARY KEY,</text:p>
      <text:p text:style-name="P27"><text:s text:c="4"/>name VARCHAR(50) NOT NULL</text:p>
      <text:p text:style-name="P27">);</text:p>
      <text:p text:style-name="P27">INSERT INTO prints (name) VALUES</text:p>
      <text:p text:style-name="P27">('Floral'),</text:p>
      <text:p text:style-name="P27">('Folhagem'),</text:p>
      <text:p text:style-name="P27">('Animal Print'),</text:p>
      <text:p text:style-name="P27">('Camuflado'),</text:p>
      <text:p text:style-name="P27">('Listrado'),</text:p>
      <text:p text:style-name="P27">('Poá'),</text:p>
      <text:p text:style-name="P27">('Geométrico'),</text:p>
      <text:p text:style-name="P27">('Chevron'),</text:p>
      <text:p text:style-name="P27">('Étnico'),</text:p>
      <text:p text:style-name="P27">('Tribal'),</text:p>
      <text:p text:style-name="P27">('Paisley'),</text:p>
      <text:p text:style-name="P27">('Azulejo Português'),</text:p>
      <text:p text:style-name="P27">('Abstrato'),</text:p>
      <text:p text:style-name="P27">('Tie-Dye'),</text:p>
      <text:p text:style-name="P27">('Gráfico'),</text:p>
      <text:p text:style-name="P27">('Artístico'),</text:p>
      <text:p text:style-name="P27">('Manchado'),</text:p>
      <text:p text:style-name="P27">('Marmorizado'),</text:p>
      <text:p text:style-name="P27"><text:soft-page-break/>('Digital'),</text:p>
      <text:p text:style-name="P27">('Fotográfico'),</text:p>
      <text:p text:style-name="P27">('Texturizado'),</text:p>
      <text:p text:style-name="P27">('Tropical'),</text:p>
      <text:p text:style-name="P27">('Marinho'),</text:p>
      <text:p text:style-name="P27"/>
      <text:p text:style-name="P29">Significado de flanelado: </text:p>
      <text:p text:style-name="P29">“Flanelado” indica que o tecido passou por um <text:span text:style-name="Strong_20_Emphasis">processo de escovamento ou felpagem</text:span>, deixando-o <text:span text:style-name="Strong_20_Emphasis">macio, quente e com leve penugem</text:span> na superfície — semelhante à textura da flanela.</text:p>
      <text:p text:style-name="P29"/>
      <text:p text:style-name="P27"/>
      <text:p text:style-name="P25"><text:span text:style-name="Source_20_Text"><text:span text:style-name="T32">prod_pattern</text:span></text:span></text:p>
      <text:p text:style-name="P25"><text:span text:style-name="Source_20_Text"><text:span text:style-name="T33">CREATE TABLE prod_pattern (</text:span></text:span></text:p>
      <text:p text:style-name="P25"><text:span text:style-name="Source_20_Text"><text:span text:style-name="T33"><text:s text:c="4"/>prod_id INTEGER NOT NULL REFERENCES prods(id),</text:span></text:span></text:p>
      <text:p text:style-name="P25"><text:span text:style-name="Source_20_Text"><text:span text:style-name="T33"><text:s text:c="4"/>pattern_id INTEGER NOT NULL REFERENCES pattenrs(id),</text:span></text:span></text:p>
      <text:p text:style-name="P25"><text:span text:style-name="Source_20_Text"><text:span text:style-name="T33"><text:s text:c="4"/>PRIMARY KEY (prod_id, pattern_id) </text:span></text:span></text:p>
      <text:p text:style-name="P25"><text:span text:style-name="Source_20_Text"><text:span text:style-name="T33">);</text:span></text:span></text:p>
      <text:p text:style-name="P30"><text:span text:style-name="Source_20_Text"><text:span text:style-name="T13"/></text:span></text:p>
      <text:p text:style-name="P30"><text:span text:style-name="Source_20_Text"><text:span text:style-name="T13">diffs</text:span></text:span></text:p>
      <text:p text:style-name="P31">CREATE TABLE diffs (</text:p>
      <text:p text:style-name="P31"><text:s text:c="4"/>id SERIAL PRIMARY KEY,</text:p>
      <text:p text:style-name="P31"><text:s text:c="4"/>name VARCHAR(30) UNIQUE NOT NULL,</text:p>
      <text:p text:style-name="P31"><text:s text:c="4"/>description TEXT</text:p>
      <text:p text:style-name="P31">);</text:p>
      <text:p text:style-name="P32"/>
      <text:p text:style-name="P32">INSERT INTO diffs (name) VALUES</text:p>
      <text:p text:style-name="P32">('Bordado'),</text:p>
      <text:p text:style-name="P32">('Camada Dupla'),</text:p>
      <text:p text:style-name="P32">('Proteção UV'),</text:p>
      <text:p text:style-name="P32">('Secagem Rápida'),</text:p>
      <text:p text:style-name="P32">('À Prova d\'Água'),</text:p>
      <text:p text:style-name="P32">('Antiodor'),</text:p>
      <text:p text:style-name="P32"><text:soft-page-break/>('Respirável'),</text:p>
      <text:p text:style-name="P32">('Elasticidade'),</text:p>
      <text:p text:style-name="P32">('Cintura Alta'),</text:p>
      <text:p text:style-name="P32">('Modelagem Ampla'),</text:p>
      <text:p text:style-name="P32">('Modelagem Justa'),</text:p>
      <text:p text:style-name="P32">('Manga Sino/Evasê'),</text:p>
      <text:p text:style-name="P32">('Algodão Orgânico'),</text:p>
      <text:p text:style-name="P32">('Recycled Fabric'),</text:p>
      <text:p text:style-name="P32">('Metalizado'),</text:p>
      <text:p text:style-name="P32">('Lurex'),</text:p>
      <text:p text:style-name="P32">('Renda'),</text:p>
      <text:p text:style-name="P32">('Tricot'),</text:p>
      <text:p text:style-name="P32">('Crochê'),</text:p>
      <text:p text:style-name="P32">('Texturizado');</text:p>
      <text:p text:style-name="P32"/>
      <text:p text:style-name="P33"><text:span text:style-name="Source_20_Text"><text:span text:style-name="T34">product_diffs </text:span></text:span></text:p>
      <text:p text:style-name="P32"/>
      <text:p text:style-name="P34"><text:span text:style-name="Source_20_Text"><text:span text:style-name="T35">CREATE TABLE product_diffs (</text:span></text:span></text:p>
      <text:p text:style-name="P34"><text:span text:style-name="Source_20_Text"><text:span text:style-name="T35"><text:s text:c="4"/>product_id INTEGER REFERENCES products(id),</text:span></text:span></text:p>
      <text:p text:style-name="P34"><text:span text:style-name="Source_20_Text"><text:span text:style-name="T35"><text:s text:c="4"/>diff_id INTEGER REFERENCES diffs(id),</text:span></text:span></text:p>
      <text:p text:style-name="P34"><text:span text:style-name="Source_20_Text"><text:span text:style-name="T35"><text:s text:c="4"/>PRIMARY KEY (product_id, diff_id)</text:span></text:span></text:p>
      <text:p text:style-name="P34"><text:span text:style-name="Source_20_Text"><text:span text:style-name="T35">);</text:span></text:span></text:p>
      <text:p text:style-name="P34"><text:span text:style-name="Source_20_Text"><text:span text:style-name="T36"/></text:span></text:p>
      <text:p text:style-name="P34"><text:span text:style-name="Source_20_Text"><text:span text:style-name="T36"/></text:span></text:p>
      <text:p text:style-name="P34"><text:span text:style-name="Source_20_Text"><text:span text:style-name="T36">co</text:span></text:span><text:span text:style-name="Source_20_Text"><text:span text:style-name="T13">lors</text:span></text:span></text:p>
      <text:p text:style-name="P32">CREATE TABLE colors (</text:p>
      <text:p text:style-name="P32"><text:s text:c="4"/>id SERIAL PRIMARY KEY,</text:p>
      <text:p text:style-name="P32"><text:s text:c="4"/>hex<text:span text:style-name="T37">_code </text:span>CHAR(7) NOT NULL UNIQUE,</text:p>
      <text:p text:style-name="P32"><text:s text:c="4"/>name VARCHAR(40) NOT NULL</text:p>
      <text:p text:style-name="P32">);</text:p>
      <text:p text:style-name="P32"/>
      <text:p text:style-name="P32">INSERT INTO colors (hex_code, name) VALUES</text:p>
      <text:p text:style-name="P32">-- BRANCOS, CINZAS E PRETOS</text:p>
      <text:p text:style-name="P32">('#FFFFFF', 'Branco Puro'),</text:p>
      <text:p text:style-name="P32">('#FAFAFA', 'Branco Neve'),</text:p>
      <text:p text:style-name="P32">('#F8F8FF', 'Branco Gelo'),</text:p>
      <text:p text:style-name="P32">('#F0F8FF', 'Branco Off-White'),</text:p>
      <text:p text:style-name="P32">('#F5F5DC', 'Bege Neutro'),</text:p>
      <text:p text:style-name="P32"><text:soft-page-break/>('#FAEBD7', 'Bege Amendoado'),</text:p>
      <text:p text:style-name="P32">('#EEE8AA', 'Bege Areia'),</text:p>
      <text:p text:style-name="P32">('#D3D3D3', 'Cinza Suave'),</text:p>
      <text:p text:style-name="P32">('#C0C0C0', 'Cinza Padrão'),</text:p>
      <text:p text:style-name="P32">('#A9A9A9', 'Cinza Médio'),</text:p>
      <text:p text:style-name="P32">('#808080', 'Cinza Neutro'),</text:p>
      <text:p text:style-name="P32">('#696969', 'Cinza Escuro'),</text:p>
      <text:p text:style-name="P32">('#2F4F4F', 'Cinza Chumbo'),</text:p>
      <text:p text:style-name="P32">('#000000', 'Preto Absoluto'),</text:p>
      <text:p text:style-name="P32"/>
      <text:p text:style-name="P32">-- AZUIS</text:p>
      <text:p text:style-name="P32">('#E0F7FA', 'Azul Gelo'),</text:p>
      <text:p text:style-name="P32">('#B0E0E6', 'Azul Neve'),</text:p>
      <text:p text:style-name="P32">('#ADD8E6', 'Azul Claro'),</text:p>
      <text:p text:style-name="P32">('#87CEFA', 'Azul Céu'),</text:p>
      <text:p text:style-name="P32">('#4682B4', 'Azul Aço'),</text:p>
      <text:p text:style-name="P32">('#1E90FF', 'Azul Celeste'),</text:p>
      <text:p text:style-name="P32">('#4169E1', 'Azul Royal'),</text:p>
      <text:p text:style-name="P32">('#0000CD', 'Azul Intenso'),</text:p>
      <text:p text:style-name="P32">('#000080', 'Azul Marinho'),</text:p>
      <text:p text:style-name="P32">('#191970', 'Azul Noite'),</text:p>
      <text:p text:style-name="P32"/>
      <text:p text:style-name="P32">-- VERDES</text:p>
      <text:p text:style-name="P32">('#E0F8E0', 'Verde Neve'),</text:p>
      <text:p text:style-name="P32">('#C1E1C1', 'Verde Claro'),</text:p>
      <text:p text:style-name="P32">('#98FB98', 'Verde Pálido'),</text:p>
      <text:p text:style-name="P32">('#90EE90', 'Verde Limão'),</text:p>
      <text:p text:style-name="P32">('#66CDAA', 'Verde Água'),</text:p>
      <text:p text:style-name="P32">('#3CB371', 'Verde Menta'),</text:p>
      <text:p text:style-name="P32">('#228B22', 'Verde Floresta'),</text:p>
      <text:p text:style-name="P32">('#006400', 'Verde Escuro'),</text:p>
      <text:p text:style-name="P32">('#556B2F', 'Verde Militar'),</text:p>
      <text:p text:style-name="P32">('#808000', 'Verde Oliva'),</text:p>
      <text:p text:style-name="P32"/>
      <text:p text:style-name="P32">-- VERMELHOS E ROSAS</text:p>
      <text:p text:style-name="P32">('#FFE4E1', 'Rosa Neve'),</text:p>
      <text:p text:style-name="P32">('#FFC0CB', 'Rosa Bebê'),</text:p>
      <text:p text:style-name="P32">('#FFB6C1', 'Rosa Claro'),</text:p>
      <text:p text:style-name="P32">('#FF69B4', 'Rosa Choque'),</text:p>
      <text:p text:style-name="P32">('#DB7093', 'Rosa Antigo'),</text:p>
      <text:p text:style-name="P32">('#F08080', 'Rosa Salmão'),</text:p>
      <text:p text:style-name="P32">('#FA8072', 'Salmão Vivo'),</text:p>
      <text:p text:style-name="P32">('#DC143C', 'Vermelho Carmim'),</text:p>
      <text:p text:style-name="P32">('#B22222', 'Vermelho Tijolo'),</text:p>
      <text:p text:style-name="P32"><text:soft-page-break/>('#8B0000', 'Vermelho Escuro'),</text:p>
      <text:p text:style-name="P32"/>
      <text:p text:style-name="P32">-- AMARELOS E LARANJAS</text:p>
      <text:p text:style-name="P32">('#FFF8DC', 'Amarelo Neve'),</text:p>
      <text:p text:style-name="P32">('#FAFAD2', 'Amarelo Claro'),</text:p>
      <text:p text:style-name="P32">('#FFFF99', 'Amarelo Pastel'),</text:p>
      <text:p text:style-name="P32">('#FFFF00', 'Amarelo Vivo'),</text:p>
      <text:p text:style-name="P32">('#FFD700', 'Amarelo Ouro'),</text:p>
      <text:p text:style-name="P32">('#FFA500', 'Laranja Padrão'),</text:p>
      <text:p text:style-name="P32">('#FF8C00', 'Laranja Intenso'),</text:p>
      <text:p text:style-name="P32">('#FF7F50', 'Coral'),</text:p>
      <text:p text:style-name="P32">('#FF6347', 'Tomate'),</text:p>
      <text:p text:style-name="P32">('#FF4500', 'Laranja Queimado'),</text:p>
      <text:p text:style-name="P32"/>
      <text:p text:style-name="P32">-- ROXOS E LILASES</text:p>
      <text:p text:style-name="P32">('#F8F0FF', 'Lilás Neve'),</text:p>
      <text:p text:style-name="P32">('#E6E6FA', 'Lilás Claro'),</text:p>
      <text:p text:style-name="P32">('#D8BFD8', 'Lilás Médio'),</text:p>
      <text:p text:style-name="P32">('#BA55D3', 'Roxo Orquídea'),</text:p>
      <text:p text:style-name="P32">('#9932CC', 'Roxo Violeta'),</text:p>
      <text:p text:style-name="P32">('#800080', 'Roxo Púrpura'),</text:p>
      <text:p text:style-name="P32">('#4B0082', 'Roxo Índigo'),</text:p>
      <text:p text:style-name="P32">('#2E0854', 'Roxo Escuro'),</text:p>
      <text:p text:style-name="P32"/>
      <text:p text:style-name="P32">-- MARRONS E TERROSOS</text:p>
      <text:p text:style-name="P32">('#FFF5EE', 'Marfim Rosado'),</text:p>
      <text:p text:style-name="P32">('#FFEBCD', 'Marfim Areia'),</text:p>
      <text:p text:style-name="P32">('#F5DEB3', 'Marrom Nude'),</text:p>
      <text:p text:style-name="P32">('#DEB887', 'Marrom Claro'),</text:p>
      <text:p text:style-name="P32">('#D2B48C', 'Marrom Areia'),</text:p>
      <text:p text:style-name="P32">('#CD853F', 'Marrom Caramelo'),</text:p>
      <text:p text:style-name="P32">('#A0522D', 'Marrom Terra'),</text:p>
      <text:p text:style-name="P32">('#8B4513', 'Marrom Café'),</text:p>
      <text:p text:style-name="P32">('#654321', 'Marrom Escuro'),</text:p>
      <text:p text:style-name="P32">('#3E2723', 'Marrom Profundo');</text:p>
      <text:p text:style-name="P32"/>
      <text:p text:style-name="P35"><text:span text:style-name="Source_20_Text"><text:span text:style-name="T38">brands</text:span></text:span></text:p>
      <text:p text:style-name="P36">CREATE TABLE brands (</text:p>
      <text:p text:style-name="P36"><text:s text:c="4"/>id SERIAL PRIMARY KEY,</text:p>
      <text:p text:style-name="P36"><text:s text:c="4"/>name VARCHAR(30) NOT NULL UNIQUE</text:p>
      <text:p text:style-name="P36">);</text:p>
      <text:p text:style-name="P36"><text:soft-page-break/>INSERT INTO brands (name) VALUES</text:p>
      <text:p text:style-name="P36">-- Grandes Varejistas Nacionais e Fast Fashion</text:p>
      <text:p text:style-name="P36">('Renner'),</text:p>
      <text:p text:style-name="P36">('C&amp;A'),</text:p>
      <text:p text:style-name="P36">('Riachuelo'),</text:p>
      <text:p text:style-name="P36">('Zara'),</text:p>
      <text:p text:style-name="P36">('Marisa'),</text:p>
      <text:p text:style-name="P36">('Hering'),</text:p>
      <text:p text:style-name="P36">('Youcom'),</text:p>
      <text:p text:style-name="P36">('Forever 21'),</text:p>
      <text:p text:style-name="P36">('Shein'),</text:p>
      <text:p text:style-name="P36">('Posthaus'),</text:p>
      <text:p text:style-name="P36"/>
      <text:p text:style-name="P36">-- Marcas Nacionais Populares (Casual e Jeans)</text:p>
      <text:p text:style-name="P36">('Colcci'),</text:p>
      <text:p text:style-name="P36">('Calvin Klein'),</text:p>
      <text:p text:style-name="P36">('Reserva'),</text:p>
      <text:p text:style-name="P36">('Osklen'),</text:p>
      <text:p text:style-name="P36">('Ellus'),</text:p>
      <text:p text:style-name="P36">('Dudalina'),</text:p>
      <text:p text:style-name="P36">('Aramis'),</text:p>
      <text:p text:style-name="P36">('Triton'),</text:p>
      <text:p text:style-name="P36">('Cavalera'),</text:p>
      <text:p text:style-name="P36">('Le Lis Blanc'),</text:p>
      <text:p text:style-name="P36">('Lança Perfume'),</text:p>
      <text:p text:style-name="P36">('Shoulder'),</text:p>
      <text:p text:style-name="P36">('John John'),</text:p>
      <text:p text:style-name="P36"/>
      <text:p text:style-name="P36"><text:soft-page-break/>-- Moda Praia e Fitness</text:p>
      <text:p text:style-name="P36">('Rosa Chá'),</text:p>
      <text:p text:style-name="P36">('Track &amp; Field'),</text:p>
      <text:p text:style-name="P36">('Live!'),</text:p>
      <text:p text:style-name="P36">('Cia. Marítima'),</text:p>
      <text:p text:style-name="P36">('Lupo'),</text:p>
      <text:p text:style-name="P36">('Body For Sure'),</text:p>
      <text:p text:style-name="P36"/>
      <text:p text:style-name="P36">-- Esportivas (com forte presença no vestuário casual)</text:p>
      <text:p text:style-name="P36">('Nike'),</text:p>
      <text:p text:style-name="P36">('Adidas'),</text:p>
      <text:p text:style-name="P36">('Puma'),</text:p>
      <text:p text:style-name="P36">('Reebok'),</text:p>
      <text:p text:style-name="P36">('Under Armour'),</text:p>
      <text:p text:style-name="P36">('New Balance'),</text:p>
      <text:p text:style-name="P36">('Fila'),</text:p>
      <text:p text:style-name="P36">('Oakley'),</text:p>
      <text:p text:style-name="P36"/>
      <text:p text:style-name="P36">-- Marcas de Luxo e Alta Costura</text:p>
      <text:p text:style-name="P36">('Louis Vuitton'),</text:p>
      <text:p text:style-name="P36">('Gucci'),</text:p>
      <text:p text:style-name="P36">('Prada'),</text:p>
      <text:p text:style-name="P36">('Chanel'),</text:p>
      <text:p text:style-name="P36">('Dolce &amp; Gabbana'),</text:p>
      <text:p text:style-name="P36">('Versace'),</text:p>
      <text:p text:style-name="P36">('Balenciaga'),</text:p>
      <text:p text:style-name="P36">('Burberry');</text:p>
      <text:p text:style-name="P36"/>
      <text:p text:style-name="P37"><text:soft-page-break/><text:span text:style-name="Source_20_Text"><text:span text:style-name="T39">composi</text:span></text:span><text:span text:style-name="Source_20_Text"><text:span text:style-name="T40">tion</text:span></text:span></text:p>
      <text:p text:style-name="P38">CREATE TABLE composition (</text:p>
      <text:p text:style-name="P38"><text:s text:c="4"/>id SERIAL PRIMARY KEY,</text:p>
      <text:p text:style-name="P38"><text:s text:c="4"/>id_prod INTEGER NOT NULL REFERENCES produtos(id),</text:p>
      <text:p text:style-name="P38"><text:s text:c="4"/>material VARCHAR(60) NOT NULL,</text:p>
      <text:p text:style-name="P38"><text:s text:c="4"/>percent_material NUMERIC(5,2) NOT NULL</text:p>
      <text:p text:style-name="P38">);</text:p>
      <text:p text:style-name="P37"><text:span text:style-name="Source_20_Text"><text:span text:style-name="T38"/></text:span></text:p>
      <text:p text:style-name="P39"><text:span text:style-name="Source_20_Text"><text:span text:style-name="T41">Modelagem</text:span></text:span></text:p>
      <text:p text:style-name="P39"><text:span text:style-name="Source_20_Text"><text:span text:style-name="T42">CREATE TABLE modeling (</text:span></text:span></text:p>
      <text:p text:style-name="P39"><text:span text:style-name="Source_20_Text"><text:span text:style-name="T42"><text:s text:c="4"/>id SERIAL PRIMARY KEY,</text:span></text:span></text:p>
      <text:p text:style-name="P39"><text:span text:style-name="Source_20_Text"><text:span text:style-name="T42"><text:s text:c="4"/>nome VARCHAR(50) NOT NULL,</text:span></text:span></text:p>
      <text:p text:style-name="P39"><text:span text:style-name="Source_20_Text"><text:span text:style-name="T42"><text:s text:c="4"/>descricao TEXT,</text:span></text:span></text:p>
      <text:p text:style-name="P39"><text:span text:style-name="Source_20_Text"><text:span text:style-name="T42"><text:s text:c="4"/>created_at TIMESTAMP DEFAULT NOW(),</text:span></text:span></text:p>
      <text:p text:style-name="P39"><text:span text:style-name="Source_20_Text"><text:span text:style-name="T42"><text:s text:c="4"/>updated_at TIMESTAMP DEFAULT NOW()</text:span></text:span></text:p>
      <text:p text:style-name="P39"><text:span text:style-name="Source_20_Text"><text:span text:style-name="T42">);</text:span></text:span></text:p>
      <text:p text:style-name="P39"><text:span text:style-name="Source_20_Text"><text:span text:style-name="T42"/></text:span></text:p>
      <text:p text:style-name="P39"><text:span text:style-name="Source_20_Text"><text:span text:style-name="T42">INSERT INTO modeling (nome, descricao) VALUES</text:span></text:span></text:p>
      <text:p text:style-name="P39"><text:span text:style-name="Source_20_Text"><text:span text:style-name="T42">('Justa', 'Modelagem ajustada ao corpo, realçando as curvas.'),</text:span></text:span></text:p>
      <text:p text:style-name="P39"><text:span text:style-name="Source_20_Text"><text:span text:style-name="T42">('Reta', 'Modelagem tradicional, com caimento linear do ombro à barra.'),</text:span></text:span></text:p>
      <text:p text:style-name="P39"><text:span text:style-name="Source_20_Text"><text:span text:style-name="T42">('Ampla', 'Modelagem larga, proporciona conforto e liberdade de movimento.'),</text:span></text:span></text:p>
      <text:p text:style-name="P39"><text:span text:style-name="Source_20_Text"><text:span text:style-name="T42">('Slim', 'Modelagem mais estreita, segue levemente o contorno do corpo.'),</text:span></text:span></text:p>
      <text:p text:style-name="P39"><text:span text:style-name="Source_20_Text"><text:span text:style-name="T42">('Oversized', 'Modelagem propositalmente grande e solta, estilo urbano.'),</text:span></text:span></text:p>
      <text:p text:style-name="P39"><text:span text:style-name="Source_20_Text"><text:span text:style-name="T42">('Regular', 'Modelagem padrão, nem justa nem larga.'),</text:span></text:span></text:p>
      <text:p text:style-name="P39"><text:span text:style-name="Source_20_Text"><text:span text:style-name="T42">-- Calças femininas e saias (abre levemente a partir da cintura)</text:span></text:span></text:p>
      <text:p text:style-name="P39"><text:span text:style-name="Source_20_Text"><text:span text:style-name="T42">('Evase', 'Modelagem que abre levemente a partir da cintura ou quadril.'),</text:span></text:span></text:p>
      <text:p text:style-name="P39"><text:span text:style-name="Source_20_Text"><text:span text:style-name="T42">('Godê', 'Modelagem rodada, comum em saias e vestidos.'),</text:span></text:span></text:p>
      <text:p text:style-name="P39"><text:span text:style-name="Source_20_Text"><text:span text:style-name="T42">-- Vestidos e blusas femininas (define bem a cintura)</text:span></text:span></text:p>
      <text:p text:style-name="P39"><text:soft-page-break/><text:span text:style-name="Source_20_Text"><text:span text:style-name="T42">('Cinturada', 'Modelagem que marca bem a cintura.'),</text:span></text:span></text:p>
      <text:p text:style-name="P39"><text:span text:style-name="Source_20_Text"><text:span text:style-name="T42">('Reta com elastano', 'Modelagem reta com leve elasticidade para conforto.');</text:span></text:span></text:p>
      <text:p text:style-name="P39"><text:span text:style-name="Source_20_Text"><text:span text:style-name="T42"/></text:span></text:p>
      <text:p text:style-name="P40"><text:span text:style-name="Source_20_Text"><text:span text:style-name="T38">sizes </text:span></text:span></text:p>
      <text:p text:style-name="P40"><text:span text:style-name="Source_20_Text"><text:span text:style-name="T38"/></text:span></text:p>
      <text:p text:style-name="P41"><text:span text:style-name="Source_20_Text"><text:span text:style-name="T43">CREATE TYPE </text:span></text:span><text:span text:style-name="Source_20_Text"><text:span text:style-name="T44">size</text:span></text:span><text:span text:style-name="Source_20_Text"><text:span text:style-name="T43"> AS ENUM ('</text:span></text:span><text:span text:style-name="Source_20_Text"><text:span text:style-name="T45">PP', 'P', 'M', 'G', 'GG', 'XGG')</text:span></text:span><text:span text:style-name="Source_20_Text"><text:span text:style-name="T43">;</text:span></text:span></text:p>
      <text:p text:style-name="P42"><text:span text:style-name="Source_20_Text"><text:span text:style-name="T27"/></text:span></text:p>
      <text:p text:style-name="P43"><text:span text:style-name="Source_20_Text"><text:span text:style-name="T27">prod</text:span></text:span><text:span text:style-name="Source_20_Text"><text:span text:style-name="T46">uct</text:span></text:span><text:span text:style-name="Source_20_Text"><text:span text:style-name="T47">_base</text:span></text:span><text:span text:style-name="Source_20_Text"><text:span text:style-name="T46">s</text:span></text:span></text:p>
      <text:p text:style-name="P44"><text:span text:style-name="Source_20_Text"><text:span text:style-name="T35">CREATE TABLE product_base</text:span></text:span><text:span text:style-name="Source_20_Text"><text:span text:style-name="T48">s</text:span></text:span><text:span text:style-name="Source_20_Text"><text:span text:style-name="T35">(</text:span></text:span></text:p>
      <text:p text:style-name="P45"><text:span text:style-name="Source_20_Text"><text:span text:style-name="T35"><text:s text:c="4"/>id SERIAL PRIMARY KEY,</text:span></text:span></text:p>
      <text:p text:style-name="P45"><text:span text:style-name="Source_20_Text"><text:span text:style-name="T35"><text:s text:c="4"/>name VARCHAR(</text:span></text:span><text:span text:style-name="Source_20_Text"><text:span text:style-name="T48">6</text:span></text:span><text:span text:style-name="Source_20_Text"><text:span text:style-name="T35">0) NOT NULL,</text:span></text:span></text:p>
      <text:p text:style-name="P46"><text:span text:style-name="Source_20_Text"><text:span text:style-name="T49"><text:s text:c="4"/>model</text:span></text:span><text:span text:style-name="Source_20_Text"><text:span text:style-name="T50">ing</text:span></text:span><text:span text:style-name="Source_20_Text"><text:span text:style-name="T49"> VARCHAR(30),</text:span></text:span></text:p>
      <text:p text:style-name="P47"><text:span text:style-name="Source_20_Text"><text:span text:style-name="T35"><text:s text:c="4"/>gender_id INTEGER NOT NULL REFERENCES genders(id), </text:span></text:span></text:p>
      <text:p text:style-name="P47"><text:span text:style-name="Source_20_Text"><text:span text:style-name="T35"><text:s text:c="4"/>is_childish BOOLEAN DEFAULT FALSE,</text:span></text:span></text:p>
      <text:p text:style-name="P48"><text:span text:style-name="Source_20_Text"><text:span text:style-name="T35"><text:s text:c="4"/></text:span></text:span><text:span text:style-name="Source_20_Text"><text:span text:style-name="T51">main_material_id </text:span></text:span><text:span text:style-name="Source_20_Text"><text:span text:style-name="T35">INTEGER REFERENCES </text:span></text:span><text:span text:style-name="Source_20_Text"><text:span text:style-name="T51">materials</text:span></text:span><text:span text:style-name="Source_20_Text"><text:span text:style-name="T35">(</text:span></text:span><text:span text:style-name="Source_20_Text"><text:span text:style-name="T51">i</text:span></text:span><text:span text:style-name="Source_20_Text"><text:span text:style-name="T35">d)</text:span></text:span></text:p>
      <text:p text:style-name="P47"><text:span text:style-name="Source_20_Text"><text:span text:style-name="T35"><text:s text:c="4"/>category_id INTEGER NOT NULL REFERENCES cats(cat_id),</text:span></text:span></text:p>
      <text:p text:style-name="P47"><text:span text:style-name="Source_20_Text"><text:span text:style-name="T35"><text:s text:c="4"/>subcategory_id INTEGER,</text:span></text:span></text:p>
      <text:p text:style-name="P47"><text:span text:style-name="Source_20_Text"><text:span text:style-name="T35"><text:s text:c="4"/></text:span></text:span><text:span text:style-name="Source_20_Text"><text:span text:style-name="T50">is</text:span></text:span><text:span text:style-name="Source_20_Text"><text:span text:style-name="T35">_print</text:span></text:span><text:span text:style-name="Source_20_Text"><text:span text:style-name="T50">ed</text:span></text:span><text:span text:style-name="Source_20_Text"><text:span text:style-name="T35"> BOOLEAN DEFAULT FALSE,</text:span></text:span></text:p>
      <text:p text:style-name="P47"><text:span text:style-name="Source_20_Text"><text:span text:style-name="T35"><text:s text:c="4"/>main_pattern_id INTEGER REFERENCES patterns(</text:span></text:span><text:span text:style-name="Source_20_Text"><text:span text:style-name="T51">i</text:span></text:span><text:span text:style-name="Source_20_Text"><text:span text:style-name="T35">d)</text:span></text:span></text:p>
      <text:p text:style-name="P47"><text:span text:style-name="Source_20_Text"><text:span text:style-name="T35"><text:s text:c="4"/>created_at TIMESTAMP DEFAULT NOW(),</text:span></text:span></text:p>
      <text:p text:style-name="P47"><text:span text:style-name="Source_20_Text"><text:span text:style-name="T35"><text:s text:c="4"/>updated_at TIMESTAMP DEFAULT NOW(),</text:span></text:span></text:p>
      <text:p text:style-name="P44"><text:span text:style-name="Source_20_Text"><text:span text:style-name="T35">);</text:span></text:span></text:p>
      <text:p text:style-name="P44"><text:span text:style-name="Source_20_Text"><text:span text:style-name="T52"/></text:span></text:p>
      <text:p text:style-name="P44"><text:span text:style-name="Source_20_Text"><text:span text:style-name="T36">produ</text:span></text:span><text:span text:style-name="Source_20_Text"><text:span text:style-name="T46">c</text:span></text:span><text:span text:style-name="Source_20_Text"><text:span text:style-name="T36">t</text:span></text:span><text:span text:style-name="Source_20_Text"><text:span text:style-name="T46">s</text:span></text:span></text:p>
      <text:p text:style-name="P49">CREATE TABLE products (</text:p>
      <text:p text:style-name="P50"><text:s text:c="4"/>id SERIAL PRIMARY KEY,</text:p>
      <text:p text:style-name="P51"><text:s text:c="4"/>name VARCHAR(100) NOT NULL,</text:p>
      <text:p text:style-name="P51"><text:s text:c="4"/>price NUMERIC(10, 2) NOT NULL,</text:p>
      <text:p text:style-name="P50"><text:s text:c="4"/>base_product_id INTEGER NOT NULL REFERENCES product_base<text:span text:style-name="T53">s</text:span>(id), </text:p>
      <text:p text:style-name="P50"><text:s text:c="4"/>store_id INTEGER NOT NULL REFERENCES stores(id), </text:p>
      <text:p text:style-name="P50"><text:soft-page-break/><text:s text:c="4"/>composition_id INTEGER REFERENCES composition(id), </text:p>
      <text:p text:style-name="P50"><text:s text:c="4"/>age<text:span text:style-name="T54">_child</text:span> INTEGER,</text:p>
      <text:p text:style-name="P50"><text:s text:c="4"/>brand_id INTEGER NOT NULL REFERENCES brands(id),</text:p>
      <text:p text:style-name="P50"><text:s text:c="4"/>main_color_id INTEGER NOT NULL REFERENCES colors(id),</text:p>
      <text:p text:style-name="P50"><text:s text:c="4"/>secondary_pattern_id INTEGER REFERENCES patterns(id),</text:p>
      <text:p text:style-name="P50"><text:s text:c="4"/>diff_id INTEGER REFERENCES diffs(id), </text:p>
      <text:p text:style-name="P50"><text:s text:c="4"/>description TEXT,</text:p>
      <text:p text:style-name="P50"><text:s text:c="5"/>sizes size[] NOT NULL DEFAULT '{}'</text:p>
      <text:p text:style-name="P50"><text:s text:c="5"/>created_at TIMESTAMP DEFAULT NOW(),</text:p>
      <text:p text:style-name="P50"><text:s text:c="4"/>updated_at TIMESTAMP DEFAULT NOW()</text:p>
      <text:p text:style-name="P49">);</text:p>
      <text:p text:style-name="P32"/>
      <text:p text:style-name="P52"/>
      <text:p text:style-name="P52">Modelo de criação do nome:</text:p>
      <text:p text:style-name="P52">Categoria + Subcategoria + genero <text:span text:style-name="T55">(omitido em muitos casos para evitar repetição)</text:span> + de Composição principal + marca + Cor ou Aparencia geral + diferencial, estilo ou corte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*A idade serve para especificar roupas infantis</text:p>
      <text:p text:style-name="P54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55"><text:span text:style-name="Strong_20_Emphasis"><text:span text:style-name="T56">Tamanho</text:span></text:span></text:p>
            </table:table-cell>
            <table:table-cell table:style-name="Tabela1.A1" office:value-type="string">
              <text:p text:style-name="P55"><text:span text:style-name="Strong_20_Emphasis"><text:span text:style-name="T56">Idade Média (Referência)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56">2</text:p>
          </table:table-cell>
          <table:table-cell table:style-name="Tabela1.A1" office:value-type="string">
            <text:p text:style-name="P57">18 meses a 2 anos</text:p>
          </table:table-cell>
        </table:table-row>
        <table:table-row>
          <table:table-cell table:style-name="Tabela1.A1" office:value-type="string">
            <text:p text:style-name="P56">3</text:p>
          </table:table-cell>
          <table:table-cell table:style-name="Tabela1.A1" office:value-type="string">
            <text:p text:style-name="P57">2 a 3 anos</text:p>
          </table:table-cell>
        </table:table-row>
        <table:table-row>
          <table:table-cell table:style-name="Tabela1.A1" office:value-type="string">
            <text:p text:style-name="P56">4</text:p>
          </table:table-cell>
          <table:table-cell table:style-name="Tabela1.A1" office:value-type="string">
            <text:p text:style-name="P57">3 a 4 anos</text:p>
          </table:table-cell>
        </table:table-row>
        <table:table-row>
          <table:table-cell table:style-name="Tabela1.A1" office:value-type="string">
            <text:p text:style-name="P58">6</text:p>
          </table:table-cell>
          <table:table-cell table:style-name="Tabela1.A1" office:value-type="string">
            <text:p text:style-name="P59">5 a 6 anos</text:p>
          </table:table-cell>
        </table:table-row>
        <table:table-row>
          <table:table-cell table:style-name="Tabela1.A1" office:value-type="string">
            <text:p text:style-name="P58">8</text:p>
          </table:table-cell>
          <table:table-cell table:style-name="Tabela1.A1" office:value-type="string">
            <text:p text:style-name="P59">7 a 8 anos</text:p>
          </table:table-cell>
        </table:table-row>
        <table:table-row>
          <table:table-cell table:style-name="Tabela1.A1" office:value-type="string">
            <text:p text:style-name="P58">10</text:p>
          </table:table-cell>
          <table:table-cell table:style-name="Tabela1.A1" office:value-type="string">
            <text:p text:style-name="P59">9 a 10 anos</text:p>
          </table:table-cell>
        </table:table-row>
        <text:soft-page-break/>
        <table:table-row>
          <table:table-cell table:style-name="Tabela1.A1" office:value-type="string">
            <text:p text:style-name="P58">12</text:p>
          </table:table-cell>
          <table:table-cell table:style-name="Tabela1.A1" office:value-type="string">
            <text:p text:style-name="P59">11 a 12 anos</text:p>
          </table:table-cell>
        </table:table-row>
        <table:table-row>
          <table:table-cell table:style-name="Tabela1.A1" office:value-type="string">
            <text:p text:style-name="P58">14</text:p>
          </table:table-cell>
          <table:table-cell table:style-name="Tabela1.A1" office:value-type="string">
            <text:p text:style-name="P59">13 a 14 anos</text:p>
          </table:table-cell>
        </table:table-row>
        <table:table-row>
          <table:table-cell table:style-name="Tabela1.A1" office:value-type="string">
            <text:p text:style-name="P58">16</text:p>
          </table:table-cell>
          <table:table-cell table:style-name="Tabela1.A1" office:value-type="string">
            <text:p text:style-name="P60">15 a 16 anos</text:p>
          </table:table-cell>
        </table:table-row>
      </table:table>
      <text:p text:style-name="P54"/>
      <text:p text:style-name="P61"/>
      <text:p text:style-name="P62">cor<text:span text:style-name="T57">es_</text:span>produto</text:p>
      <text:p text:style-name="P62"/>
      <text:p text:style-name="P63">id_produto FK</text:p>
      <text:p text:style-name="P61">id cor FK </text:p>
      <text:p text:style-name="P61"/>
      <text:p text:style-name="P61"/>
      <text:p text:style-name="P64">materials</text:p>
      <text:p text:style-name="P65"/>
      <text:p text:style-name="P66">CREATE TABLE materials (</text:p>
      <text:p text:style-name="P66"><text:s text:c="4"/>id SERIAL PRIMARY KEY,</text:p>
      <text:p text:style-name="P66"><text:s text:c="4"/><text:span text:style-name="T58">name</text:span> VARCHAR(<text:span text:style-name="T59">3</text:span>0) UNIQUE NOT NULL</text:p>
      <text:p text:style-name="P66">);</text:p>
      <text:p text:style-name="P66"/>
      <text:p text:style-name="P67">INSERT INTO <text:span text:style-name="T60">material </text:span>(nome_tecido) VALUES ('Algodão'), ('Linho'), ('Viscose'), ('Poliéster'), ('Seda'), ('Elastano');</text:p>
      <text:p text:style-name="P67"><text:span text:style-name="Source_20_Text"><text:span text:style-name="T61"/></text:span></text:p>
      <text:p text:style-name="P67"><text:span text:style-name="Source_20_Text"><text:span text:style-name="T62">INSERT INTO materiais (nome) VALUES</text:span></text:span></text:p>
      <text:p text:style-name="P67"><text:span text:style-name="Source_20_Text"><text:span text:style-name="T62">-- Naturais de origem vegetal</text:span></text:span></text:p>
      <text:p text:style-name="P67"><text:span text:style-name="Source_20_Text"><text:span text:style-name="T62">('Algodão'),</text:span></text:span></text:p>
      <text:p text:style-name="P67"><text:span text:style-name="Source_20_Text"><text:span text:style-name="T62">('Linho'),</text:span></text:span></text:p>
      <text:p text:style-name="P67"><text:span text:style-name="Source_20_Text"><text:span text:style-name="T62">('Cânhamo'),</text:span></text:span></text:p>
      <text:p text:style-name="P67"><text:span text:style-name="Source_20_Text"><text:span text:style-name="T62">('Rami'),</text:span></text:span></text:p>
      <text:p text:style-name="P67"><text:span text:style-name="Source_20_Text"><text:span text:style-name="T62">('Juta'),</text:span></text:span></text:p>
      <text:p text:style-name="P67"><text:span text:style-name="Source_20_Text"><text:span text:style-name="T62">('Bambu'),</text:span></text:span></text:p>
      <text:p text:style-name="P67"><text:span text:style-name="Source_20_Text"><text:span text:style-name="T62"/></text:span></text:p>
      <text:p text:style-name="P67"><text:span text:style-name="Source_20_Text"><text:span text:style-name="T62">-- Naturais de origem animal</text:span></text:span></text:p>
      <text:p text:style-name="P67"><text:span text:style-name="Source_20_Text"><text:span text:style-name="T62">('Lã'),</text:span></text:span></text:p>
      <text:p text:style-name="P67"><text:span text:style-name="Source_20_Text"><text:span text:style-name="T62">('Seda'),</text:span></text:span></text:p>
      <text:p text:style-name="P67"><text:span text:style-name="Source_20_Text"><text:span text:style-name="T62">('Cashmere'),</text:span></text:span></text:p>
      <text:p text:style-name="P67"><text:span text:style-name="Source_20_Text"><text:span text:style-name="T62">('Mohair'),</text:span></text:span></text:p>
      <text:p text:style-name="P67"><text:span text:style-name="Source_20_Text"><text:span text:style-name="T62">('Angorá'),</text:span></text:span></text:p>
      <text:p text:style-name="P67"><text:span text:style-name="Source_20_Text"><text:span text:style-name="T62">('Alpaca'),</text:span></text:span></text:p>
      <text:p text:style-name="P67"><text:span text:style-name="Source_20_Text"><text:span text:style-name="T62">('Couro'),</text:span></text:span></text:p>
      <text:p text:style-name="P67"><text:span text:style-name="Source_20_Text"><text:span text:style-name="T62">('Camurça'),</text:span></text:span></text:p>
      <text:p text:style-name="P67"><text:soft-page-break/><text:span text:style-name="Source_20_Text"><text:span text:style-name="T62"/></text:span></text:p>
      <text:p text:style-name="P67"><text:span text:style-name="Source_20_Text"><text:span text:style-name="T62">-- Artificiais (de celulose regenerada)</text:span></text:span></text:p>
      <text:p text:style-name="P67"><text:span text:style-name="Source_20_Text"><text:span text:style-name="T62">('Viscose'),</text:span></text:span></text:p>
      <text:p text:style-name="P67"><text:span text:style-name="Source_20_Text"><text:span text:style-name="T62">('Rayon'),</text:span></text:span></text:p>
      <text:p text:style-name="P67"><text:span text:style-name="Source_20_Text"><text:span text:style-name="T62">('Modal'),</text:span></text:span></text:p>
      <text:p text:style-name="P67"><text:span text:style-name="Source_20_Text"><text:span text:style-name="T62">('Liocel'),</text:span></text:span></text:p>
      <text:p text:style-name="P67"><text:span text:style-name="Source_20_Text"><text:span text:style-name="T62">('Cupro'),</text:span></text:span></text:p>
      <text:p text:style-name="P67"><text:span text:style-name="Source_20_Text"><text:span text:style-name="T62"/></text:span></text:p>
      <text:p text:style-name="P67"><text:span text:style-name="Source_20_Text"><text:span text:style-name="T62">-- Sintéticos (derivados de petróleo)</text:span></text:span></text:p>
      <text:p text:style-name="P67"><text:span text:style-name="Source_20_Text"><text:span text:style-name="T62">('Poliéster'),</text:span></text:span></text:p>
      <text:p text:style-name="P67"><text:span text:style-name="Source_20_Text"><text:span text:style-name="T62">('Náilon'),</text:span></text:span></text:p>
      <text:p text:style-name="P67"><text:span text:style-name="Source_20_Text"><text:span text:style-name="T62">('Acrílico'),</text:span></text:span></text:p>
      <text:p text:style-name="P67"><text:span text:style-name="Source_20_Text"><text:span text:style-name="T62">('Elastano'),</text:span></text:span></text:p>
      <text:p text:style-name="P67"><text:span text:style-name="Source_20_Text"><text:span text:style-name="T62">('Poliamida'),</text:span></text:span></text:p>
      <text:p text:style-name="P67"><text:span text:style-name="Source_20_Text"><text:span text:style-name="T62">('PVC'),</text:span></text:span></text:p>
      <text:p text:style-name="P67"><text:span text:style-name="Source_20_Text"><text:span text:style-name="T62">('PU (Poliuretano)'),</text:span></text:span></text:p>
      <text:p text:style-name="P67"><text:span text:style-name="Source_20_Text"><text:span text:style-name="T62"/></text:span></text:p>
      <text:p text:style-name="P67"><text:span text:style-name="Source_20_Text"><text:span text:style-name="T62">-- Mistos e técnicos</text:span></text:span></text:p>
      <text:p text:style-name="P67"><text:span text:style-name="Source_20_Text"><text:span text:style-name="T62">('Softshell'),</text:span></text:span></text:p>
      <text:p text:style-name="P67"><text:span text:style-name="Source_20_Text"><text:span text:style-name="T62">('Tecido Tecnológico'),</text:span></text:span></text:p>
      <text:p text:style-name="P67"><text:span text:style-name="Source_20_Text"><text:span text:style-name="T62">('Dry Fit'),</text:span></text:span></text:p>
      <text:p text:style-name="P67"><text:span text:style-name="Source_20_Text"><text:span text:style-name="T62">('Microfibra'),</text:span></text:span></text:p>
      <text:p text:style-name="P67"><text:span text:style-name="Source_20_Text"><text:span text:style-name="T62">('Tecido Impermeável'),</text:span></text:span></text:p>
      <text:p text:style-name="P67"><text:span text:style-name="Source_20_Text"><text:span text:style-name="T62">('Tecido Respirável'),</text:span></text:span></text:p>
      <text:p text:style-name="P67"><text:span text:style-name="Source_20_Text"><text:span text:style-name="T62">('Tecido Reciclado'),</text:span></text:span></text:p>
      <text:p text:style-name="P67"><text:span text:style-name="Source_20_Text"><text:span text:style-name="T62">('Tecido Sustentável'),</text:span></text:span></text:p>
      <text:p text:style-name="P67"><text:span text:style-name="Source_20_Text"><text:span text:style-name="T62"/></text:span></text:p>
      <text:p text:style-name="P67"><text:span text:style-name="Source_20_Text"><text:span text:style-name="T62">-- Fibras ecológicas e alternativas modernas</text:span></text:span></text:p>
      <text:p text:style-name="P67"><text:span text:style-name="Source_20_Text"><text:span text:style-name="T62">('Algodão Orgânico'),</text:span></text:span></text:p>
      <text:p text:style-name="P67"><text:span text:style-name="Source_20_Text"><text:span text:style-name="T62">('Linho Orgânico'),</text:span></text:span></text:p>
      <text:p text:style-name="P67"><text:span text:style-name="Source_20_Text"><text:span text:style-name="T62">('Poliéster Reciclado'),</text:span></text:span></text:p>
      <text:p text:style-name="P67"><text:span text:style-name="Source_20_Text"><text:span text:style-name="T62">('Fibra de Milho'),</text:span></text:span></text:p>
      <text:p text:style-name="P67"><text:span text:style-name="Source_20_Text"><text:span text:style-name="T62">('Fibra de Banana'),</text:span></text:span></text:p>
      <text:p text:style-name="P67"><text:span text:style-name="Source_20_Text"><text:span text:style-name="T62">('Tencel'),</text:span></text:span></text:p>
      <text:p text:style-name="P67"><text:span text:style-name="Source_20_Text"><text:span text:style-name="T62">('Ecovero'),</text:span></text:span></text:p>
      <text:p text:style-name="P67"><text:span text:style-name="Source_20_Text"><text:span text:style-name="T62">('Bambu Orgânico');</text:span></text:span></text:p>
      <text:p text:style-name="P67"><text:span text:style-name="Source_20_Text"><text:span text:style-name="T61"/></text:span></text:p>
      <text:p text:style-name="P68"><text:span text:style-name="Source_20_Text"><text:span text:style-name="T63">composicao</text:span></text:span></text:p>
      <text:p text:style-name="P68"><text:span text:style-name="Source_20_Text"><text:span text:style-name="T64"/></text:span></text:p>
      <text:p text:style-name="P67">CREATE TABLE composition (</text:p>
      <text:p text:style-name="P67"><text:s text:c="4"/>id SERIAL PRIMARY KEY,</text:p>
      <text:p text:style-name="P67"><text:s text:c="4"/>id_prod INTEGER NOT NULL REFERENCES produtos(id),</text:p>
      <text:p text:style-name="P67"><text:s text:c="4"/>id_material INTEGER NOT NULL REFERENCES materiais(id),</text:p>
      <text:p text:style-name="P67"><text:s text:c="4"/>percent_material NUMERIC(5,2) NOT NULL,</text:p>
      <text:p text:style-name="P67"><text:soft-page-break/><text:s text:c="4"/>CONSTRAINT check_percent_range CHECK (percent_material &gt;= 0 AND percent_material &lt;= 100)</text:p>
      <text:p text:style-name="P67">);</text:p>
      <text:p text:style-name="P67"/>
      <text:p text:style-name="P69"><text:span text:style-name="T65">e</text:span>stoque</text:p>
      <text:p text:style-name="P70"/>
      <text:p text:style-name="P70">Aqui você armazena a quantidade em estoque de cada variação.</text:p>
      <text:p text:style-name="P70"/>
      <text:p text:style-name="P70">ID_Estoque (Chave primária)</text:p>
      <text:p text:style-name="P70">ID_<text:span text:style-name="T66">produto</text:span> (Chave estrangeira, ligando à tabela Variações)</text:p>
      <text:p text:style-name="P71">id_tamanho</text:p>
      <text:p text:style-name="P70">Quantidade (15, 20, 10...)</text:p>
      <text:p text:style-name="P70">Disponibilidade (Em Estoque, Esgotado, Últimas Unidades)</text:p>
      <text:p text:style-name="P70"/>
      <text:p text:style-name="P70">Como isso funciona na prática?</text:p>
      <text:p text:style-name="P70"/>
      <text:p text:style-name="P70">Você tem um único registro na tabela Produtos para a "Camisa Polo Clássica".</text:p>
      <text:p text:style-name="P70"/>
      <text:p text:style-name="P70">Sugestões de melhoria</text:p>
      <text:p text:style-name="P70"/>
      <text:p text:style-name="P70">Preço por variação</text:p>
      <text:p text:style-name="P70">Se algumas cores/tamanhos tiverem preço diferente, adicione um campo Preco em Variações (mantendo um preço “base” em Produtos).</text:p>
      <text:p text:style-name="P70"/>
      <text:p text:style-name="P70">Normalização de atributos</text:p>
      <text:p text:style-name="P70">Se você pretende filtrar muito por cor ou tamanho, pode criar tabelas auxiliares:</text:p>
      <text:p text:style-name="P70"/>
      <text:p text:style-name="P70">Cores(ID_Cor, NomeCor, Hex)</text:p>
      <text:p text:style-name="P70"/>
      <text:p text:style-name="P70">Tamanhos(ID_Tamanho, Sigla, Ordem)</text:p>
      <text:p text:style-name="P70">Assim você evita escrever “Azul Marinho” de formas diferentes e pode definir uma ordem lógica de tamanhos.</text:p>
      <text:p text:style-name="P70"/>
      <text:p text:style-name="P70">Restrições de integridade</text:p>
      <text:p text:style-name="P70"/>
      <text:p text:style-name="P70">SKU único (chave candidata) na tabela Variações.</text:p>
      <text:p text:style-name="P70"/>
      <text:p text:style-name="P70">Quantidade não deve ser negativa → constraint CHECK (Quantidade &gt;= 0).</text:p>
      <text:p text:style-name="P70"/>
      <text:p text:style-name="P70">Soft delete / status</text:p>
      <text:p text:style-name="P70">Acrescente um campo Ativo ou Status (ex.: “ativo”, “descontinuado”) nas tabelas, caso precise ocultar produtos sem apagá-los.</text:p>
      <text:p text:style-name="P70"/>
      <text:p text:style-name="P70">Imagens</text:p>
      <text:p text:style-name="P70"><text:soft-page-break/>Se cada cor tiver foto própria, crie uma tabela ImagensVariacao(ID, ID_Variacao, URL, Principal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1:15:12.916300700</meta:creation-date>
    <dc:date>2025-11-13T18:52:56.203227800</dc:date>
    <meta:editing-duration>PT22H38M6S</meta:editing-duration>
    <meta:editing-cycles>97</meta:editing-cycles>
    <meta:generator>LibreOffice/25.2.6.2$Windows_X86_64 LibreOffice_project/729c5bfe710f5eb71ed3bbde9e06a6065e9c6c5d</meta:generator>
    <meta:document-statistic meta:table-count="1" meta:image-count="0" meta:object-count="0" meta:page-count="18" meta:paragraph-count="495" meta:word-count="1581" meta:character-count="12585" meta:non-whitespace-character-count="11059"/>
  </office:meta>
</office:document-meta>
</file>